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2.2602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5311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1.34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neral Information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se Synechocystis model with 4 irreversible reactions and low Carbon concent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rganism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nechocystis sp. PCC 680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nits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g/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cat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g/L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9" table:default-cell-style-name="ce1"/>
        <table:table-row table:style-name="ro1">
          <table:table-cell table:style-name="ce2"/>
          <table:table-cell office:value-type="string" calcext:value-type="string">
            <text:p>S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Riboso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C</text:p>
          </table:table-cell>
          <table:table-cell table:style-name="ce1" office:value-type="float" office:value="-0.981308411214953" calcext:value-type="float">
            <text:p>-0.9813084112149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PSU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" office:value-type="float" office:value="-0.0186915887850467" calcext:value-type="float">
            <text:p>-0.01869158878504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-0.0222222222222222" calcext:value-type="float">
            <text:p>-0.022222222222222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977777777777778" calcext:value-type="float">
            <text:p>-0.977777777777778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string" calcext:value-type="string">
            <text:p>Met</text:p>
          </table:table-cell>
          <table:table-cell table:style-name="ce2" office:value-type="string" calcext:value-type="string">
            <text:p>Riboso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C</text:p>
          </table:table-cell>
          <table:table-cell table:style-name="ce2" office:value-type="float" office:value="0.0007875" calcext:value-type="float">
            <text:p>0.000787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PSU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40" calcext:value-type="float">
            <text:p>4.40E+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648" calcext:value-type="float">
            <text:p>0.0064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float" office:value="0.000000741" calcext:value-type="float">
            <text:p>0.0000007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0000741" calcext:value-type="float">
            <text:p>0.00000074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00097812" calcext:value-type="float">
            <text:p>0.00009781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2">
        <table:table-column table:style-name="co1" table:default-cell-style-name="ce1"/>
        <table:table-column table:style-name="co7" table:number-columns-repeated="16383" table:default-cell-style-name="ce1"/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string" calcext:value-type="string">
            <text:p>Met</text:p>
          </table:table-cell>
          <table:table-cell table:style-name="ce2" office:value-type="string" calcext:value-type="string">
            <text:p>Riboso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x_PSU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9" table:default-cell-style-name="ce1"/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SU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Riboso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8.434" calcext:value-type="float">
            <text:p>8.434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794" calcext:value-type="float">
            <text:p>0.794</text:p>
          </table:table-cell>
          <table:table-cell office:value-type="float" office:value="4.55" calcext:value-type="float">
            <text:p>4.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6378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300"/>
          <table:table-cell table:number-columns-repeated="1588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385.67" calcext:value-type="float">
            <text:p>385.67</text:p>
          </table:table-cell>
          <table:table-cell table:formula="of:=[.B2]" office:value-type="float" office:value="385.67" calcext:value-type="float">
            <text:p>385.67</text:p>
          </table:table-cell>
          <table:table-cell table:formula="of:=[.C2]" office:value-type="float" office:value="385.67" calcext:value-type="float">
            <text:p>385.67</text:p>
          </table:table-cell>
          <table:table-cell table:formula="of:=[.D2]" office:value-type="float" office:value="385.67" calcext:value-type="float">
            <text:p>385.67</text:p>
          </table:table-cell>
          <table:table-cell table:formula="of:=[.E2]" office:value-type="float" office:value="385.67" calcext:value-type="float">
            <text:p>385.67</text:p>
          </table:table-cell>
          <table:table-cell table:style-name="ce2" table:formula="of:=[.F2]" office:value-type="float" office:value="385.67" calcext:value-type="float">
            <text:p>385.67</text:p>
          </table:table-cell>
          <table:table-cell table:style-name="ce2" table:formula="of:=[.G2]" office:value-type="float" office:value="385.67" calcext:value-type="float">
            <text:p>385.67</text:p>
          </table:table-cell>
          <table:table-cell table:style-name="ce2" table:formula="of:=[.H2]" office:value-type="float" office:value="385.67" calcext:value-type="float">
            <text:p>385.67</text:p>
          </table:table-cell>
          <table:table-cell table:style-name="ce2" table:formula="of:=[.I2]" office:value-type="float" office:value="385.67" calcext:value-type="float">
            <text:p>385.67</text:p>
          </table:table-cell>
          <table:table-cell table:style-name="ce2" table:formula="of:=[.J2]" office:value-type="float" office:value="385.67" calcext:value-type="float">
            <text:p>385.67</text:p>
          </table:table-cell>
          <table:table-cell table:style-name="ce2" table:formula="of:=[.K2]" office:value-type="float" office:value="385.67" calcext:value-type="float">
            <text:p>385.67</text:p>
          </table:table-cell>
          <table:table-cell table:style-name="ce2" table:formula="of:=[.L2]" office:value-type="float" office:value="385.67" calcext:value-type="float">
            <text:p>385.67</text:p>
          </table:table-cell>
          <table:table-cell table:style-name="ce2" table:formula="of:=[.M2]" office:value-type="float" office:value="385.67" calcext:value-type="float">
            <text:p>385.67</text:p>
          </table:table-cell>
          <table:table-cell table:style-name="ce2" table:formula="of:=[.N2]" office:value-type="float" office:value="385.67" calcext:value-type="float">
            <text:p>385.67</text:p>
          </table:table-cell>
          <table:table-cell table:style-name="ce2" table:formula="of:=[.O2]" office:value-type="float" office:value="385.67" calcext:value-type="float">
            <text:p>385.67</text:p>
          </table:table-cell>
          <table:table-cell table:style-name="ce2" table:formula="of:=[.P2]" office:value-type="float" office:value="385.67" calcext:value-type="float">
            <text:p>385.67</text:p>
          </table:table-cell>
          <table:table-cell table:style-name="ce2" table:formula="of:=[.Q2]" office:value-type="float" office:value="385.67" calcext:value-type="float">
            <text:p>385.67</text:p>
          </table:table-cell>
          <table:table-cell table:style-name="ce2" table:formula="of:=[.R2]" office:value-type="float" office:value="385.67" calcext:value-type="float">
            <text:p>385.67</text:p>
          </table:table-cell>
          <table:table-cell table:style-name="ce2" table:formula="of:=[.S2]" office:value-type="float" office:value="385.67" calcext:value-type="float">
            <text:p>385.67</text:p>
          </table:table-cell>
          <table:table-cell table:style-name="ce2" table:formula="of:=[.T2]" office:value-type="float" office:value="385.67" calcext:value-type="float">
            <text:p>385.67</text:p>
          </table:table-cell>
          <table:table-cell table:style-name="ce2" table:formula="of:=[.U2]" office:value-type="float" office:value="385.67" calcext:value-type="float">
            <text:p>385.67</text:p>
          </table:table-cell>
          <table:table-cell table:style-name="ce2" table:formula="of:=[.V2]" office:value-type="float" office:value="385.67" calcext:value-type="float">
            <text:p>385.67</text:p>
          </table:table-cell>
          <table:table-cell table:style-name="ce2" table:formula="of:=[.W2]" office:value-type="float" office:value="385.67" calcext:value-type="float">
            <text:p>385.67</text:p>
          </table:table-cell>
          <table:table-cell table:style-name="ce2" table:formula="of:=[.X2]" office:value-type="float" office:value="385.67" calcext:value-type="float">
            <text:p>385.67</text:p>
          </table:table-cell>
          <table:table-cell table:style-name="ce2" table:formula="of:=[.Y2]" office:value-type="float" office:value="385.67" calcext:value-type="float">
            <text:p>385.67</text:p>
          </table:table-cell>
          <table:table-cell table:style-name="ce2" table:formula="of:=[.Z2]" office:value-type="float" office:value="385.67" calcext:value-type="float">
            <text:p>385.67</text:p>
          </table:table-cell>
          <table:table-cell table:style-name="ce2" table:formula="of:=[.AA2]" office:value-type="float" office:value="385.67" calcext:value-type="float">
            <text:p>385.67</text:p>
          </table:table-cell>
          <table:table-cell table:style-name="ce2" table:formula="of:=[.AB2]" office:value-type="float" office:value="385.67" calcext:value-type="float">
            <text:p>385.67</text:p>
          </table:table-cell>
          <table:table-cell table:style-name="ce2" table:formula="of:=[.AC2]" office:value-type="float" office:value="385.67" calcext:value-type="float">
            <text:p>385.67</text:p>
          </table:table-cell>
          <table:table-cell table:style-name="ce2" table:formula="of:=[.AD2]" office:value-type="float" office:value="385.67" calcext:value-type="float">
            <text:p>385.67</text:p>
          </table:table-cell>
          <table:table-cell table:style-name="ce2" table:formula="of:=[.AE2]" office:value-type="float" office:value="385.67" calcext:value-type="float">
            <text:p>385.67</text:p>
          </table:table-cell>
          <table:table-cell table:style-name="ce2" table:formula="of:=[.AF2]" office:value-type="float" office:value="385.67" calcext:value-type="float">
            <text:p>385.67</text:p>
          </table:table-cell>
          <table:table-cell table:style-name="ce2" table:formula="of:=[.AG2]" office:value-type="float" office:value="385.67" calcext:value-type="float">
            <text:p>385.67</text:p>
          </table:table-cell>
          <table:table-cell table:style-name="ce2" table:formula="of:=[.AH2]" office:value-type="float" office:value="385.67" calcext:value-type="float">
            <text:p>385.67</text:p>
          </table:table-cell>
          <table:table-cell table:style-name="ce2" table:formula="of:=[.AI2]" office:value-type="float" office:value="385.67" calcext:value-type="float">
            <text:p>385.67</text:p>
          </table:table-cell>
          <table:table-cell table:style-name="ce2" table:formula="of:=[.AJ2]" office:value-type="float" office:value="385.67" calcext:value-type="float">
            <text:p>385.67</text:p>
          </table:table-cell>
          <table:table-cell table:style-name="ce2" table:formula="of:=[.AK2]" office:value-type="float" office:value="385.67" calcext:value-type="float">
            <text:p>385.67</text:p>
          </table:table-cell>
          <table:table-cell table:style-name="ce2" table:formula="of:=[.AL2]" office:value-type="float" office:value="385.67" calcext:value-type="float">
            <text:p>385.67</text:p>
          </table:table-cell>
          <table:table-cell table:style-name="ce2" table:formula="of:=[.AM2]" office:value-type="float" office:value="385.67" calcext:value-type="float">
            <text:p>385.67</text:p>
          </table:table-cell>
          <table:table-cell table:style-name="ce2" table:formula="of:=[.AN2]" office:value-type="float" office:value="385.67" calcext:value-type="float">
            <text:p>385.67</text:p>
          </table:table-cell>
          <table:table-cell table:style-name="ce2" table:formula="of:=[.AO2]" office:value-type="float" office:value="385.67" calcext:value-type="float">
            <text:p>385.67</text:p>
          </table:table-cell>
          <table:table-cell table:style-name="ce2" table:formula="of:=[.AP2]" office:value-type="float" office:value="385.67" calcext:value-type="float">
            <text:p>385.67</text:p>
          </table:table-cell>
          <table:table-cell table:style-name="ce2" table:formula="of:=[.AQ2]" office:value-type="float" office:value="385.67" calcext:value-type="float">
            <text:p>385.67</text:p>
          </table:table-cell>
          <table:table-cell table:style-name="ce2" table:formula="of:=[.AR2]" office:value-type="float" office:value="385.67" calcext:value-type="float">
            <text:p>385.67</text:p>
          </table:table-cell>
          <table:table-cell table:style-name="ce2" table:formula="of:=[.AS2]" office:value-type="float" office:value="385.67" calcext:value-type="float">
            <text:p>385.67</text:p>
          </table:table-cell>
          <table:table-cell table:style-name="ce2" table:formula="of:=[.AT2]" office:value-type="float" office:value="385.67" calcext:value-type="float">
            <text:p>385.67</text:p>
          </table:table-cell>
          <table:table-cell table:style-name="ce2" table:formula="of:=[.AU2]" office:value-type="float" office:value="385.67" calcext:value-type="float">
            <text:p>385.67</text:p>
          </table:table-cell>
          <table:table-cell table:style-name="ce2" table:formula="of:=[.AV2]" office:value-type="float" office:value="385.67" calcext:value-type="float">
            <text:p>385.67</text:p>
          </table:table-cell>
          <table:table-cell table:style-name="ce2" table:formula="of:=[.AW2]" office:value-type="float" office:value="385.67" calcext:value-type="float">
            <text:p>385.67</text:p>
          </table:table-cell>
          <table:table-cell table:style-name="ce2" table:formula="of:=[.AX2]" office:value-type="float" office:value="385.67" calcext:value-type="float">
            <text:p>385.67</text:p>
          </table:table-cell>
          <table:table-cell table:style-name="ce2" table:formula="of:=[.AY2]" office:value-type="float" office:value="385.67" calcext:value-type="float">
            <text:p>385.67</text:p>
          </table:table-cell>
          <table:table-cell table:style-name="ce2" table:formula="of:=[.AZ2]" office:value-type="float" office:value="385.67" calcext:value-type="float">
            <text:p>385.67</text:p>
          </table:table-cell>
          <table:table-cell table:style-name="ce2" table:formula="of:=[.BA2]" office:value-type="float" office:value="385.67" calcext:value-type="float">
            <text:p>385.67</text:p>
          </table:table-cell>
          <table:table-cell table:style-name="ce2" table:formula="of:=[.BB2]" office:value-type="float" office:value="385.67" calcext:value-type="float">
            <text:p>385.67</text:p>
          </table:table-cell>
          <table:table-cell table:style-name="ce2" table:formula="of:=[.BC2]" office:value-type="float" office:value="385.67" calcext:value-type="float">
            <text:p>385.67</text:p>
          </table:table-cell>
          <table:table-cell table:style-name="ce2" table:formula="of:=[.BD2]" office:value-type="float" office:value="385.67" calcext:value-type="float">
            <text:p>385.67</text:p>
          </table:table-cell>
          <table:table-cell table:style-name="ce2" table:formula="of:=[.BE2]" office:value-type="float" office:value="385.67" calcext:value-type="float">
            <text:p>385.67</text:p>
          </table:table-cell>
          <table:table-cell table:style-name="ce2" table:formula="of:=[.BF2]" office:value-type="float" office:value="385.67" calcext:value-type="float">
            <text:p>385.67</text:p>
          </table:table-cell>
          <table:table-cell table:style-name="ce2" table:formula="of:=[.BG2]" office:value-type="float" office:value="385.67" calcext:value-type="float">
            <text:p>385.67</text:p>
          </table:table-cell>
          <table:table-cell table:style-name="ce2" table:formula="of:=[.BH2]" office:value-type="float" office:value="385.67" calcext:value-type="float">
            <text:p>385.67</text:p>
          </table:table-cell>
          <table:table-cell table:style-name="ce2" table:formula="of:=[.BI2]" office:value-type="float" office:value="385.67" calcext:value-type="float">
            <text:p>385.67</text:p>
          </table:table-cell>
          <table:table-cell table:style-name="ce2" table:formula="of:=[.BJ2]" office:value-type="float" office:value="385.67" calcext:value-type="float">
            <text:p>385.67</text:p>
          </table:table-cell>
          <table:table-cell table:style-name="ce2" table:formula="of:=[.BK2]" office:value-type="float" office:value="385.67" calcext:value-type="float">
            <text:p>385.67</text:p>
          </table:table-cell>
          <table:table-cell table:style-name="ce2" table:formula="of:=[.BL2]" office:value-type="float" office:value="385.67" calcext:value-type="float">
            <text:p>385.67</text:p>
          </table:table-cell>
          <table:table-cell table:style-name="ce2" table:formula="of:=[.BM2]" office:value-type="float" office:value="385.67" calcext:value-type="float">
            <text:p>385.67</text:p>
          </table:table-cell>
          <table:table-cell table:style-name="ce2" table:formula="of:=[.BN2]" office:value-type="float" office:value="385.67" calcext:value-type="float">
            <text:p>385.67</text:p>
          </table:table-cell>
          <table:table-cell table:style-name="ce2" table:formula="of:=[.BO2]" office:value-type="float" office:value="385.67" calcext:value-type="float">
            <text:p>385.67</text:p>
          </table:table-cell>
          <table:table-cell table:style-name="ce2" table:formula="of:=[.BP2]" office:value-type="float" office:value="385.67" calcext:value-type="float">
            <text:p>385.67</text:p>
          </table:table-cell>
          <table:table-cell table:style-name="ce2" table:formula="of:=[.BQ2]" office:value-type="float" office:value="385.67" calcext:value-type="float">
            <text:p>385.67</text:p>
          </table:table-cell>
          <table:table-cell table:style-name="ce2" table:formula="of:=[.BR2]" office:value-type="float" office:value="385.67" calcext:value-type="float">
            <text:p>385.67</text:p>
          </table:table-cell>
          <table:table-cell table:style-name="ce2" table:formula="of:=[.BS2]" office:value-type="float" office:value="385.67" calcext:value-type="float">
            <text:p>385.67</text:p>
          </table:table-cell>
          <table:table-cell table:style-name="ce2" table:formula="of:=[.BT2]" office:value-type="float" office:value="385.67" calcext:value-type="float">
            <text:p>385.67</text:p>
          </table:table-cell>
          <table:table-cell table:style-name="ce2" table:formula="of:=[.BU2]" office:value-type="float" office:value="385.67" calcext:value-type="float">
            <text:p>385.67</text:p>
          </table:table-cell>
          <table:table-cell table:style-name="ce2" table:formula="of:=[.BV2]" office:value-type="float" office:value="385.67" calcext:value-type="float">
            <text:p>385.67</text:p>
          </table:table-cell>
          <table:table-cell table:style-name="ce2" table:formula="of:=[.BW2]" office:value-type="float" office:value="385.67" calcext:value-type="float">
            <text:p>385.67</text:p>
          </table:table-cell>
          <table:table-cell table:style-name="ce2" table:formula="of:=[.BX2]" office:value-type="float" office:value="385.67" calcext:value-type="float">
            <text:p>385.67</text:p>
          </table:table-cell>
          <table:table-cell table:style-name="ce2" table:formula="of:=[.BY2]" office:value-type="float" office:value="385.67" calcext:value-type="float">
            <text:p>385.67</text:p>
          </table:table-cell>
          <table:table-cell table:style-name="ce2" table:formula="of:=[.BZ2]" office:value-type="float" office:value="385.67" calcext:value-type="float">
            <text:p>385.67</text:p>
          </table:table-cell>
          <table:table-cell table:style-name="ce2" table:formula="of:=[.CA2]" office:value-type="float" office:value="385.67" calcext:value-type="float">
            <text:p>385.67</text:p>
          </table:table-cell>
          <table:table-cell table:style-name="ce2" table:formula="of:=[.CB2]" office:value-type="float" office:value="385.67" calcext:value-type="float">
            <text:p>385.67</text:p>
          </table:table-cell>
          <table:table-cell table:style-name="ce2" table:formula="of:=[.CC2]" office:value-type="float" office:value="385.67" calcext:value-type="float">
            <text:p>385.67</text:p>
          </table:table-cell>
          <table:table-cell table:style-name="ce2" table:formula="of:=[.CD2]" office:value-type="float" office:value="385.67" calcext:value-type="float">
            <text:p>385.67</text:p>
          </table:table-cell>
          <table:table-cell table:style-name="ce2" table:formula="of:=[.CE2]" office:value-type="float" office:value="385.67" calcext:value-type="float">
            <text:p>385.67</text:p>
          </table:table-cell>
          <table:table-cell table:style-name="ce2" table:formula="of:=[.CF2]" office:value-type="float" office:value="385.67" calcext:value-type="float">
            <text:p>385.67</text:p>
          </table:table-cell>
          <table:table-cell table:style-name="ce2" table:formula="of:=[.CG2]" office:value-type="float" office:value="385.67" calcext:value-type="float">
            <text:p>385.67</text:p>
          </table:table-cell>
          <table:table-cell table:style-name="ce2" table:formula="of:=[.CH2]" office:value-type="float" office:value="385.67" calcext:value-type="float">
            <text:p>385.67</text:p>
          </table:table-cell>
          <table:table-cell table:style-name="ce2" table:formula="of:=[.CI2]" office:value-type="float" office:value="385.67" calcext:value-type="float">
            <text:p>385.67</text:p>
          </table:table-cell>
          <table:table-cell table:style-name="ce2" table:formula="of:=[.CJ2]" office:value-type="float" office:value="385.67" calcext:value-type="float">
            <text:p>385.67</text:p>
          </table:table-cell>
          <table:table-cell table:style-name="ce2" table:formula="of:=[.CK2]" office:value-type="float" office:value="385.67" calcext:value-type="float">
            <text:p>385.67</text:p>
          </table:table-cell>
          <table:table-cell table:style-name="ce2" table:formula="of:=[.CL2]" office:value-type="float" office:value="385.67" calcext:value-type="float">
            <text:p>385.67</text:p>
          </table:table-cell>
          <table:table-cell table:style-name="ce2" table:formula="of:=[.CM2]" office:value-type="float" office:value="385.67" calcext:value-type="float">
            <text:p>385.67</text:p>
          </table:table-cell>
          <table:table-cell table:style-name="ce2" table:formula="of:=[.CN2]" office:value-type="float" office:value="385.67" calcext:value-type="float">
            <text:p>385.67</text:p>
          </table:table-cell>
          <table:table-cell table:style-name="ce2" table:formula="of:=[.CO2]" office:value-type="float" office:value="385.67" calcext:value-type="float">
            <text:p>385.67</text:p>
          </table:table-cell>
          <table:table-cell table:style-name="ce2" table:formula="of:=[.CP2]" office:value-type="float" office:value="385.67" calcext:value-type="float">
            <text:p>385.67</text:p>
          </table:table-cell>
          <table:table-cell table:style-name="ce2" table:formula="of:=[.CQ2]" office:value-type="float" office:value="385.67" calcext:value-type="float">
            <text:p>385.67</text:p>
          </table:table-cell>
          <table:table-cell table:style-name="ce2" table:formula="of:=[.CR2]" office:value-type="float" office:value="385.67" calcext:value-type="float">
            <text:p>385.67</text:p>
          </table:table-cell>
          <table:table-cell table:style-name="ce2" table:formula="of:=[.CS2]" office:value-type="float" office:value="385.67" calcext:value-type="float">
            <text:p>385.67</text:p>
          </table:table-cell>
          <table:table-cell table:style-name="ce2" table:formula="of:=[.CT2]" office:value-type="float" office:value="385.67" calcext:value-type="float">
            <text:p>385.67</text:p>
          </table:table-cell>
          <table:table-cell table:style-name="ce2" table:formula="of:=[.CU2]" office:value-type="float" office:value="385.67" calcext:value-type="float">
            <text:p>385.67</text:p>
          </table:table-cell>
          <table:table-cell table:style-name="ce2" table:formula="of:=[.CV2]" office:value-type="float" office:value="385.67" calcext:value-type="float">
            <text:p>385.67</text:p>
          </table:table-cell>
          <table:table-cell table:style-name="ce2" table:formula="of:=[.CW2]" office:value-type="float" office:value="385.67" calcext:value-type="float">
            <text:p>385.67</text:p>
          </table:table-cell>
          <table:table-cell table:style-name="ce2" table:formula="of:=[.CX2]" office:value-type="float" office:value="385.67" calcext:value-type="float">
            <text:p>385.67</text:p>
          </table:table-cell>
          <table:table-cell table:style-name="ce2" table:formula="of:=[.CY2]" office:value-type="float" office:value="385.67" calcext:value-type="float">
            <text:p>385.67</text:p>
          </table:table-cell>
          <table:table-cell table:style-name="ce2" table:formula="of:=[.CZ2]" office:value-type="float" office:value="385.67" calcext:value-type="float">
            <text:p>385.67</text:p>
          </table:table-cell>
          <table:table-cell table:style-name="ce2" table:formula="of:=[.DA2]" office:value-type="float" office:value="385.67" calcext:value-type="float">
            <text:p>385.67</text:p>
          </table:table-cell>
          <table:table-cell table:style-name="ce2" table:formula="of:=[.DB2]" office:value-type="float" office:value="385.67" calcext:value-type="float">
            <text:p>385.67</text:p>
          </table:table-cell>
          <table:table-cell table:style-name="ce2" table:formula="of:=[.DC2]" office:value-type="float" office:value="385.67" calcext:value-type="float">
            <text:p>385.67</text:p>
          </table:table-cell>
          <table:table-cell table:style-name="ce2" table:formula="of:=[.DD2]" office:value-type="float" office:value="385.67" calcext:value-type="float">
            <text:p>385.67</text:p>
          </table:table-cell>
          <table:table-cell table:style-name="ce2" table:formula="of:=[.DE2]" office:value-type="float" office:value="385.67" calcext:value-type="float">
            <text:p>385.67</text:p>
          </table:table-cell>
          <table:table-cell table:style-name="ce2" table:formula="of:=[.DF2]" office:value-type="float" office:value="385.67" calcext:value-type="float">
            <text:p>385.67</text:p>
          </table:table-cell>
          <table:table-cell table:style-name="ce2" table:formula="of:=[.DG2]" office:value-type="float" office:value="385.67" calcext:value-type="float">
            <text:p>385.67</text:p>
          </table:table-cell>
          <table:table-cell table:style-name="ce2" table:formula="of:=[.DH2]" office:value-type="float" office:value="385.67" calcext:value-type="float">
            <text:p>385.67</text:p>
          </table:table-cell>
          <table:table-cell table:style-name="ce2" table:formula="of:=[.DI2]" office:value-type="float" office:value="385.67" calcext:value-type="float">
            <text:p>385.67</text:p>
          </table:table-cell>
          <table:table-cell table:style-name="ce2" table:formula="of:=[.DJ2]" office:value-type="float" office:value="385.67" calcext:value-type="float">
            <text:p>385.67</text:p>
          </table:table-cell>
          <table:table-cell table:style-name="ce2" table:formula="of:=[.DK2]" office:value-type="float" office:value="385.67" calcext:value-type="float">
            <text:p>385.67</text:p>
          </table:table-cell>
          <table:table-cell table:style-name="ce2" table:formula="of:=[.DL2]" office:value-type="float" office:value="385.67" calcext:value-type="float">
            <text:p>385.67</text:p>
          </table:table-cell>
          <table:table-cell table:style-name="ce2" table:formula="of:=[.DM2]" office:value-type="float" office:value="385.67" calcext:value-type="float">
            <text:p>385.67</text:p>
          </table:table-cell>
          <table:table-cell table:style-name="ce2" table:formula="of:=[.DN2]" office:value-type="float" office:value="385.67" calcext:value-type="float">
            <text:p>385.67</text:p>
          </table:table-cell>
          <table:table-cell table:style-name="ce2" table:formula="of:=[.DO2]" office:value-type="float" office:value="385.67" calcext:value-type="float">
            <text:p>385.67</text:p>
          </table:table-cell>
          <table:table-cell table:style-name="ce2" table:formula="of:=[.DP2]" office:value-type="float" office:value="385.67" calcext:value-type="float">
            <text:p>385.67</text:p>
          </table:table-cell>
          <table:table-cell table:style-name="ce2" table:formula="of:=[.DQ2]" office:value-type="float" office:value="385.67" calcext:value-type="float">
            <text:p>385.67</text:p>
          </table:table-cell>
          <table:table-cell table:style-name="ce2" table:formula="of:=[.DR2]" office:value-type="float" office:value="385.67" calcext:value-type="float">
            <text:p>385.67</text:p>
          </table:table-cell>
          <table:table-cell table:style-name="ce2" table:formula="of:=[.DS2]" office:value-type="float" office:value="385.67" calcext:value-type="float">
            <text:p>385.67</text:p>
          </table:table-cell>
          <table:table-cell table:style-name="ce2" table:formula="of:=[.DT2]" office:value-type="float" office:value="385.67" calcext:value-type="float">
            <text:p>385.67</text:p>
          </table:table-cell>
          <table:table-cell table:style-name="ce2" table:formula="of:=[.DU2]" office:value-type="float" office:value="385.67" calcext:value-type="float">
            <text:p>385.67</text:p>
          </table:table-cell>
          <table:table-cell table:style-name="ce2" table:formula="of:=[.DV2]" office:value-type="float" office:value="385.67" calcext:value-type="float">
            <text:p>385.67</text:p>
          </table:table-cell>
          <table:table-cell table:style-name="ce2" table:formula="of:=[.DW2]" office:value-type="float" office:value="385.67" calcext:value-type="float">
            <text:p>385.67</text:p>
          </table:table-cell>
          <table:table-cell table:style-name="ce2" table:formula="of:=[.DX2]" office:value-type="float" office:value="385.67" calcext:value-type="float">
            <text:p>385.67</text:p>
          </table:table-cell>
          <table:table-cell table:style-name="ce2" table:formula="of:=[.DY2]" office:value-type="float" office:value="385.67" calcext:value-type="float">
            <text:p>385.67</text:p>
          </table:table-cell>
          <table:table-cell table:style-name="ce2" table:formula="of:=[.DZ2]" office:value-type="float" office:value="385.67" calcext:value-type="float">
            <text:p>385.67</text:p>
          </table:table-cell>
          <table:table-cell table:style-name="ce2" table:formula="of:=[.EA2]" office:value-type="float" office:value="385.67" calcext:value-type="float">
            <text:p>385.67</text:p>
          </table:table-cell>
          <table:table-cell table:style-name="ce2" table:formula="of:=[.EB2]" office:value-type="float" office:value="385.67" calcext:value-type="float">
            <text:p>385.67</text:p>
          </table:table-cell>
          <table:table-cell table:style-name="ce2" table:formula="of:=[.EC2]" office:value-type="float" office:value="385.67" calcext:value-type="float">
            <text:p>385.67</text:p>
          </table:table-cell>
          <table:table-cell table:style-name="ce2" table:formula="of:=[.ED2]" office:value-type="float" office:value="385.67" calcext:value-type="float">
            <text:p>385.67</text:p>
          </table:table-cell>
          <table:table-cell table:style-name="ce2" table:formula="of:=[.EE2]" office:value-type="float" office:value="385.67" calcext:value-type="float">
            <text:p>385.67</text:p>
          </table:table-cell>
          <table:table-cell table:style-name="ce2" table:formula="of:=[.EF2]" office:value-type="float" office:value="385.67" calcext:value-type="float">
            <text:p>385.67</text:p>
          </table:table-cell>
          <table:table-cell table:style-name="ce2" table:formula="of:=[.EG2]" office:value-type="float" office:value="385.67" calcext:value-type="float">
            <text:p>385.67</text:p>
          </table:table-cell>
          <table:table-cell table:style-name="ce2" table:formula="of:=[.EH2]" office:value-type="float" office:value="385.67" calcext:value-type="float">
            <text:p>385.67</text:p>
          </table:table-cell>
          <table:table-cell table:style-name="ce2" table:formula="of:=[.EI2]" office:value-type="float" office:value="385.67" calcext:value-type="float">
            <text:p>385.67</text:p>
          </table:table-cell>
          <table:table-cell table:style-name="ce2" table:formula="of:=[.EJ2]" office:value-type="float" office:value="385.67" calcext:value-type="float">
            <text:p>385.67</text:p>
          </table:table-cell>
          <table:table-cell table:style-name="ce2" table:formula="of:=[.EK2]" office:value-type="float" office:value="385.67" calcext:value-type="float">
            <text:p>385.67</text:p>
          </table:table-cell>
          <table:table-cell table:style-name="ce2" table:formula="of:=[.EL2]" office:value-type="float" office:value="385.67" calcext:value-type="float">
            <text:p>385.67</text:p>
          </table:table-cell>
          <table:table-cell table:style-name="ce2" table:formula="of:=[.EM2]" office:value-type="float" office:value="385.67" calcext:value-type="float">
            <text:p>385.67</text:p>
          </table:table-cell>
          <table:table-cell table:style-name="ce2" table:formula="of:=[.EN2]" office:value-type="float" office:value="385.67" calcext:value-type="float">
            <text:p>385.67</text:p>
          </table:table-cell>
          <table:table-cell table:style-name="ce2" table:formula="of:=[.EO2]" office:value-type="float" office:value="385.67" calcext:value-type="float">
            <text:p>385.67</text:p>
          </table:table-cell>
          <table:table-cell table:style-name="ce2" table:formula="of:=[.EP2]" office:value-type="float" office:value="385.67" calcext:value-type="float">
            <text:p>385.67</text:p>
          </table:table-cell>
          <table:table-cell table:style-name="ce2" table:formula="of:=[.EQ2]" office:value-type="float" office:value="385.67" calcext:value-type="float">
            <text:p>385.67</text:p>
          </table:table-cell>
          <table:table-cell table:style-name="ce2" table:formula="of:=[.ER2]" office:value-type="float" office:value="385.67" calcext:value-type="float">
            <text:p>385.67</text:p>
          </table:table-cell>
          <table:table-cell table:style-name="ce2" table:formula="of:=[.ES2]" office:value-type="float" office:value="385.67" calcext:value-type="float">
            <text:p>385.67</text:p>
          </table:table-cell>
          <table:table-cell table:style-name="ce2" table:formula="of:=[.ET2]" office:value-type="float" office:value="385.67" calcext:value-type="float">
            <text:p>385.67</text:p>
          </table:table-cell>
          <table:table-cell table:style-name="ce2" table:formula="of:=[.EU2]" office:value-type="float" office:value="385.67" calcext:value-type="float">
            <text:p>385.67</text:p>
          </table:table-cell>
          <table:table-cell table:style-name="ce2" table:formula="of:=[.EV2]" office:value-type="float" office:value="385.67" calcext:value-type="float">
            <text:p>385.67</text:p>
          </table:table-cell>
          <table:table-cell table:style-name="ce2" table:formula="of:=[.EW2]" office:value-type="float" office:value="385.67" calcext:value-type="float">
            <text:p>385.67</text:p>
          </table:table-cell>
          <table:table-cell table:style-name="ce2" table:formula="of:=[.EX2]" office:value-type="float" office:value="385.67" calcext:value-type="float">
            <text:p>385.67</text:p>
          </table:table-cell>
          <table:table-cell table:style-name="ce2" table:formula="of:=[.EY2]" office:value-type="float" office:value="385.67" calcext:value-type="float">
            <text:p>385.67</text:p>
          </table:table-cell>
          <table:table-cell table:style-name="ce2" table:formula="of:=[.EZ2]" office:value-type="float" office:value="385.67" calcext:value-type="float">
            <text:p>385.67</text:p>
          </table:table-cell>
          <table:table-cell table:style-name="ce2" table:formula="of:=[.FA2]" office:value-type="float" office:value="385.67" calcext:value-type="float">
            <text:p>385.67</text:p>
          </table:table-cell>
          <table:table-cell table:style-name="ce2" table:formula="of:=[.FB2]" office:value-type="float" office:value="385.67" calcext:value-type="float">
            <text:p>385.67</text:p>
          </table:table-cell>
          <table:table-cell table:style-name="ce2" table:formula="of:=[.FC2]" office:value-type="float" office:value="385.67" calcext:value-type="float">
            <text:p>385.67</text:p>
          </table:table-cell>
          <table:table-cell table:style-name="ce2" table:formula="of:=[.FD2]" office:value-type="float" office:value="385.67" calcext:value-type="float">
            <text:p>385.67</text:p>
          </table:table-cell>
          <table:table-cell table:style-name="ce2" table:formula="of:=[.FE2]" office:value-type="float" office:value="385.67" calcext:value-type="float">
            <text:p>385.67</text:p>
          </table:table-cell>
          <table:table-cell table:style-name="ce2" table:formula="of:=[.FF2]" office:value-type="float" office:value="385.67" calcext:value-type="float">
            <text:p>385.67</text:p>
          </table:table-cell>
          <table:table-cell table:style-name="ce2" table:formula="of:=[.FG2]" office:value-type="float" office:value="385.67" calcext:value-type="float">
            <text:p>385.67</text:p>
          </table:table-cell>
          <table:table-cell table:style-name="ce2" table:formula="of:=[.FH2]" office:value-type="float" office:value="385.67" calcext:value-type="float">
            <text:p>385.67</text:p>
          </table:table-cell>
          <table:table-cell table:style-name="ce2" table:formula="of:=[.FI2]" office:value-type="float" office:value="385.67" calcext:value-type="float">
            <text:p>385.67</text:p>
          </table:table-cell>
          <table:table-cell table:style-name="ce2" table:formula="of:=[.FJ2]" office:value-type="float" office:value="385.67" calcext:value-type="float">
            <text:p>385.67</text:p>
          </table:table-cell>
          <table:table-cell table:style-name="ce2" table:formula="of:=[.FK2]" office:value-type="float" office:value="385.67" calcext:value-type="float">
            <text:p>385.67</text:p>
          </table:table-cell>
          <table:table-cell table:style-name="ce2" table:formula="of:=[.FL2]" office:value-type="float" office:value="385.67" calcext:value-type="float">
            <text:p>385.67</text:p>
          </table:table-cell>
          <table:table-cell table:style-name="ce2" table:formula="of:=[.FM2]" office:value-type="float" office:value="385.67" calcext:value-type="float">
            <text:p>385.67</text:p>
          </table:table-cell>
          <table:table-cell table:style-name="ce2" table:formula="of:=[.FN2]" office:value-type="float" office:value="385.67" calcext:value-type="float">
            <text:p>385.67</text:p>
          </table:table-cell>
          <table:table-cell table:style-name="ce2" table:formula="of:=[.FO2]" office:value-type="float" office:value="385.67" calcext:value-type="float">
            <text:p>385.67</text:p>
          </table:table-cell>
          <table:table-cell table:style-name="ce2" table:formula="of:=[.FP2]" office:value-type="float" office:value="385.67" calcext:value-type="float">
            <text:p>385.67</text:p>
          </table:table-cell>
          <table:table-cell table:style-name="ce2" table:formula="of:=[.FQ2]" office:value-type="float" office:value="385.67" calcext:value-type="float">
            <text:p>385.67</text:p>
          </table:table-cell>
          <table:table-cell table:style-name="ce2" table:formula="of:=[.FR2]" office:value-type="float" office:value="385.67" calcext:value-type="float">
            <text:p>385.67</text:p>
          </table:table-cell>
          <table:table-cell table:style-name="ce2" table:formula="of:=[.FS2]" office:value-type="float" office:value="385.67" calcext:value-type="float">
            <text:p>385.67</text:p>
          </table:table-cell>
          <table:table-cell table:style-name="ce2" table:formula="of:=[.FT2]" office:value-type="float" office:value="385.67" calcext:value-type="float">
            <text:p>385.67</text:p>
          </table:table-cell>
          <table:table-cell table:style-name="ce2" table:formula="of:=[.FU2]" office:value-type="float" office:value="385.67" calcext:value-type="float">
            <text:p>385.67</text:p>
          </table:table-cell>
          <table:table-cell table:style-name="ce2" table:formula="of:=[.FV2]" office:value-type="float" office:value="385.67" calcext:value-type="float">
            <text:p>385.67</text:p>
          </table:table-cell>
          <table:table-cell table:style-name="ce2" table:formula="of:=[.FW2]" office:value-type="float" office:value="385.67" calcext:value-type="float">
            <text:p>385.67</text:p>
          </table:table-cell>
          <table:table-cell table:style-name="ce2" table:formula="of:=[.FX2]" office:value-type="float" office:value="385.67" calcext:value-type="float">
            <text:p>385.67</text:p>
          </table:table-cell>
          <table:table-cell table:style-name="ce2" table:formula="of:=[.FY2]" office:value-type="float" office:value="385.67" calcext:value-type="float">
            <text:p>385.67</text:p>
          </table:table-cell>
          <table:table-cell table:style-name="ce2" table:formula="of:=[.FZ2]" office:value-type="float" office:value="385.67" calcext:value-type="float">
            <text:p>385.67</text:p>
          </table:table-cell>
          <table:table-cell table:style-name="ce2" table:formula="of:=[.GA2]" office:value-type="float" office:value="385.67" calcext:value-type="float">
            <text:p>385.67</text:p>
          </table:table-cell>
          <table:table-cell table:style-name="ce2" table:formula="of:=[.GB2]" office:value-type="float" office:value="385.67" calcext:value-type="float">
            <text:p>385.67</text:p>
          </table:table-cell>
          <table:table-cell table:style-name="ce2" table:formula="of:=[.GC2]" office:value-type="float" office:value="385.67" calcext:value-type="float">
            <text:p>385.67</text:p>
          </table:table-cell>
          <table:table-cell table:style-name="ce2" table:formula="of:=[.GD2]" office:value-type="float" office:value="385.67" calcext:value-type="float">
            <text:p>385.67</text:p>
          </table:table-cell>
          <table:table-cell table:style-name="ce2" table:formula="of:=[.GE2]" office:value-type="float" office:value="385.67" calcext:value-type="float">
            <text:p>385.67</text:p>
          </table:table-cell>
          <table:table-cell table:style-name="ce2" table:formula="of:=[.GF2]" office:value-type="float" office:value="385.67" calcext:value-type="float">
            <text:p>385.67</text:p>
          </table:table-cell>
          <table:table-cell table:style-name="ce2" table:formula="of:=[.GG2]" office:value-type="float" office:value="385.67" calcext:value-type="float">
            <text:p>385.67</text:p>
          </table:table-cell>
          <table:table-cell table:style-name="ce2" table:formula="of:=[.GH2]" office:value-type="float" office:value="385.67" calcext:value-type="float">
            <text:p>385.67</text:p>
          </table:table-cell>
          <table:table-cell table:style-name="ce2" table:formula="of:=[.GI2]" office:value-type="float" office:value="385.67" calcext:value-type="float">
            <text:p>385.67</text:p>
          </table:table-cell>
          <table:table-cell table:style-name="ce2" table:formula="of:=[.GJ2]" office:value-type="float" office:value="385.67" calcext:value-type="float">
            <text:p>385.67</text:p>
          </table:table-cell>
          <table:table-cell table:style-name="ce2" table:formula="of:=[.GK2]" office:value-type="float" office:value="385.67" calcext:value-type="float">
            <text:p>385.67</text:p>
          </table:table-cell>
          <table:table-cell table:style-name="ce2" table:formula="of:=[.GL2]" office:value-type="float" office:value="385.67" calcext:value-type="float">
            <text:p>385.67</text:p>
          </table:table-cell>
          <table:table-cell table:style-name="ce2" table:formula="of:=[.GM2]" office:value-type="float" office:value="385.67" calcext:value-type="float">
            <text:p>385.67</text:p>
          </table:table-cell>
          <table:table-cell table:style-name="ce2" table:formula="of:=[.GN2]" office:value-type="float" office:value="385.67" calcext:value-type="float">
            <text:p>385.67</text:p>
          </table:table-cell>
          <table:table-cell table:style-name="ce2" table:formula="of:=[.GO2]" office:value-type="float" office:value="385.67" calcext:value-type="float">
            <text:p>385.67</text:p>
          </table:table-cell>
          <table:table-cell table:style-name="ce2" table:formula="of:=[.GP2]" office:value-type="float" office:value="385.67" calcext:value-type="float">
            <text:p>385.67</text:p>
          </table:table-cell>
          <table:table-cell table:style-name="ce2" table:formula="of:=[.GQ2]" office:value-type="float" office:value="385.67" calcext:value-type="float">
            <text:p>385.67</text:p>
          </table:table-cell>
          <table:table-cell table:style-name="ce2" table:formula="of:=[.GR2]" office:value-type="float" office:value="385.67" calcext:value-type="float">
            <text:p>385.67</text:p>
          </table:table-cell>
          <table:table-cell table:style-name="ce2" table:number-columns-repeated="300"/>
          <table:table-cell table:number-columns-repeated="15883"/>
        </table:table-row>
        <table:table-row table:style-name="ro1">
          <table:table-cell office:value-type="string" calcext:value-type="string">
            <text:p>x_C</text:p>
          </table:table-cell>
          <table:table-cell table:style-name="ce3" office:value-type="float" office:value="0.00002625" calcext:value-type="float">
            <text:p>2.63E-05</text:p>
          </table:table-cell>
          <table:table-cell table:style-name="ce3" table:formula="of:=[.B3]" office:value-type="float" office:value="0.00002625" calcext:value-type="float">
            <text:p>2.63E-05</text:p>
          </table:table-cell>
          <table:table-cell table:style-name="ce3" table:formula="of:=[.C3]" office:value-type="float" office:value="0.00002625" calcext:value-type="float">
            <text:p>2.63E-05</text:p>
          </table:table-cell>
          <table:table-cell table:style-name="ce3" table:formula="of:=[.D3]" office:value-type="float" office:value="0.00002625" calcext:value-type="float">
            <text:p>2.63E-05</text:p>
          </table:table-cell>
          <table:table-cell table:style-name="ce3" table:formula="of:=[.E3]" office:value-type="float" office:value="0.00002625" calcext:value-type="float">
            <text:p>2.63E-05</text:p>
          </table:table-cell>
          <table:table-cell table:style-name="ce2" table:formula="of:=[.F3]" office:value-type="float" office:value="0.00002625" calcext:value-type="float">
            <text:p>0.00002625</text:p>
          </table:table-cell>
          <table:table-cell table:style-name="ce2" table:formula="of:=[.G3]" office:value-type="float" office:value="0.00002625" calcext:value-type="float">
            <text:p>0.00002625</text:p>
          </table:table-cell>
          <table:table-cell table:style-name="ce2" table:formula="of:=[.H3]" office:value-type="float" office:value="0.00002625" calcext:value-type="float">
            <text:p>0.00002625</text:p>
          </table:table-cell>
          <table:table-cell table:style-name="ce2" table:formula="of:=[.I3]" office:value-type="float" office:value="0.00002625" calcext:value-type="float">
            <text:p>0.00002625</text:p>
          </table:table-cell>
          <table:table-cell table:style-name="ce2" table:formula="of:=[.J3]" office:value-type="float" office:value="0.00002625" calcext:value-type="float">
            <text:p>0.00002625</text:p>
          </table:table-cell>
          <table:table-cell table:style-name="ce2" table:formula="of:=[.K3]" office:value-type="float" office:value="0.00002625" calcext:value-type="float">
            <text:p>0.00002625</text:p>
          </table:table-cell>
          <table:table-cell table:style-name="ce2" table:formula="of:=[.L3]" office:value-type="float" office:value="0.00002625" calcext:value-type="float">
            <text:p>0.00002625</text:p>
          </table:table-cell>
          <table:table-cell table:style-name="ce2" table:formula="of:=[.M3]" office:value-type="float" office:value="0.00002625" calcext:value-type="float">
            <text:p>0.00002625</text:p>
          </table:table-cell>
          <table:table-cell table:style-name="ce2" table:formula="of:=[.N3]" office:value-type="float" office:value="0.00002625" calcext:value-type="float">
            <text:p>0.00002625</text:p>
          </table:table-cell>
          <table:table-cell table:style-name="ce2" table:formula="of:=[.O3]" office:value-type="float" office:value="0.00002625" calcext:value-type="float">
            <text:p>0.00002625</text:p>
          </table:table-cell>
          <table:table-cell table:style-name="ce2" table:formula="of:=[.P3]" office:value-type="float" office:value="0.00002625" calcext:value-type="float">
            <text:p>0.00002625</text:p>
          </table:table-cell>
          <table:table-cell table:style-name="ce2" table:formula="of:=[.Q3]" office:value-type="float" office:value="0.00002625" calcext:value-type="float">
            <text:p>0.00002625</text:p>
          </table:table-cell>
          <table:table-cell table:style-name="ce2" table:formula="of:=[.R3]" office:value-type="float" office:value="0.00002625" calcext:value-type="float">
            <text:p>0.00002625</text:p>
          </table:table-cell>
          <table:table-cell table:style-name="ce2" table:formula="of:=[.S3]" office:value-type="float" office:value="0.00002625" calcext:value-type="float">
            <text:p>0.00002625</text:p>
          </table:table-cell>
          <table:table-cell table:style-name="ce2" table:formula="of:=[.T3]" office:value-type="float" office:value="0.00002625" calcext:value-type="float">
            <text:p>0.00002625</text:p>
          </table:table-cell>
          <table:table-cell table:style-name="ce2" table:formula="of:=[.U3]" office:value-type="float" office:value="0.00002625" calcext:value-type="float">
            <text:p>0.00002625</text:p>
          </table:table-cell>
          <table:table-cell table:style-name="ce2" table:formula="of:=[.V3]" office:value-type="float" office:value="0.00002625" calcext:value-type="float">
            <text:p>0.00002625</text:p>
          </table:table-cell>
          <table:table-cell table:style-name="ce2" table:formula="of:=[.W3]" office:value-type="float" office:value="0.00002625" calcext:value-type="float">
            <text:p>0.00002625</text:p>
          </table:table-cell>
          <table:table-cell table:style-name="ce2" table:formula="of:=[.X3]" office:value-type="float" office:value="0.00002625" calcext:value-type="float">
            <text:p>0.00002625</text:p>
          </table:table-cell>
          <table:table-cell table:style-name="ce2" table:formula="of:=[.Y3]" office:value-type="float" office:value="0.00002625" calcext:value-type="float">
            <text:p>0.00002625</text:p>
          </table:table-cell>
          <table:table-cell table:style-name="ce2" table:formula="of:=[.Z3]" office:value-type="float" office:value="0.00002625" calcext:value-type="float">
            <text:p>0.00002625</text:p>
          </table:table-cell>
          <table:table-cell table:style-name="ce2" table:formula="of:=[.AA3]" office:value-type="float" office:value="0.00002625" calcext:value-type="float">
            <text:p>0.00002625</text:p>
          </table:table-cell>
          <table:table-cell table:style-name="ce2" table:formula="of:=[.AB3]" office:value-type="float" office:value="0.00002625" calcext:value-type="float">
            <text:p>0.00002625</text:p>
          </table:table-cell>
          <table:table-cell table:style-name="ce2" table:formula="of:=[.AC3]" office:value-type="float" office:value="0.00002625" calcext:value-type="float">
            <text:p>0.00002625</text:p>
          </table:table-cell>
          <table:table-cell table:style-name="ce2" table:formula="of:=[.AD3]" office:value-type="float" office:value="0.00002625" calcext:value-type="float">
            <text:p>0.00002625</text:p>
          </table:table-cell>
          <table:table-cell table:style-name="ce2" table:formula="of:=[.AE3]" office:value-type="float" office:value="0.00002625" calcext:value-type="float">
            <text:p>0.00002625</text:p>
          </table:table-cell>
          <table:table-cell table:style-name="ce2" table:formula="of:=[.AF3]" office:value-type="float" office:value="0.00002625" calcext:value-type="float">
            <text:p>0.00002625</text:p>
          </table:table-cell>
          <table:table-cell table:style-name="ce2" table:formula="of:=[.AG3]" office:value-type="float" office:value="0.00002625" calcext:value-type="float">
            <text:p>0.00002625</text:p>
          </table:table-cell>
          <table:table-cell table:style-name="ce2" table:formula="of:=[.AH3]" office:value-type="float" office:value="0.00002625" calcext:value-type="float">
            <text:p>0.00002625</text:p>
          </table:table-cell>
          <table:table-cell table:style-name="ce2" table:formula="of:=[.AI3]" office:value-type="float" office:value="0.00002625" calcext:value-type="float">
            <text:p>0.00002625</text:p>
          </table:table-cell>
          <table:table-cell table:style-name="ce2" table:formula="of:=[.AJ3]" office:value-type="float" office:value="0.00002625" calcext:value-type="float">
            <text:p>0.00002625</text:p>
          </table:table-cell>
          <table:table-cell table:style-name="ce2" table:formula="of:=[.AK3]" office:value-type="float" office:value="0.00002625" calcext:value-type="float">
            <text:p>0.00002625</text:p>
          </table:table-cell>
          <table:table-cell table:style-name="ce2" table:formula="of:=[.AL3]" office:value-type="float" office:value="0.00002625" calcext:value-type="float">
            <text:p>0.00002625</text:p>
          </table:table-cell>
          <table:table-cell table:style-name="ce2" table:formula="of:=[.AM3]" office:value-type="float" office:value="0.00002625" calcext:value-type="float">
            <text:p>0.00002625</text:p>
          </table:table-cell>
          <table:table-cell table:style-name="ce2" table:formula="of:=[.AN3]" office:value-type="float" office:value="0.00002625" calcext:value-type="float">
            <text:p>0.00002625</text:p>
          </table:table-cell>
          <table:table-cell table:style-name="ce2" table:formula="of:=[.AO3]" office:value-type="float" office:value="0.00002625" calcext:value-type="float">
            <text:p>0.00002625</text:p>
          </table:table-cell>
          <table:table-cell table:style-name="ce2" table:formula="of:=[.AP3]" office:value-type="float" office:value="0.00002625" calcext:value-type="float">
            <text:p>0.00002625</text:p>
          </table:table-cell>
          <table:table-cell table:style-name="ce2" table:formula="of:=[.AQ3]" office:value-type="float" office:value="0.00002625" calcext:value-type="float">
            <text:p>0.00002625</text:p>
          </table:table-cell>
          <table:table-cell table:style-name="ce2" table:formula="of:=[.AR3]" office:value-type="float" office:value="0.00002625" calcext:value-type="float">
            <text:p>0.00002625</text:p>
          </table:table-cell>
          <table:table-cell table:style-name="ce2" table:formula="of:=[.AS3]" office:value-type="float" office:value="0.00002625" calcext:value-type="float">
            <text:p>0.00002625</text:p>
          </table:table-cell>
          <table:table-cell table:style-name="ce2" table:formula="of:=[.AT3]" office:value-type="float" office:value="0.00002625" calcext:value-type="float">
            <text:p>0.00002625</text:p>
          </table:table-cell>
          <table:table-cell table:style-name="ce2" table:formula="of:=[.AU3]" office:value-type="float" office:value="0.00002625" calcext:value-type="float">
            <text:p>0.00002625</text:p>
          </table:table-cell>
          <table:table-cell table:style-name="ce2" table:formula="of:=[.AV3]" office:value-type="float" office:value="0.00002625" calcext:value-type="float">
            <text:p>0.00002625</text:p>
          </table:table-cell>
          <table:table-cell table:style-name="ce2" table:formula="of:=[.AW3]" office:value-type="float" office:value="0.00002625" calcext:value-type="float">
            <text:p>0.00002625</text:p>
          </table:table-cell>
          <table:table-cell table:style-name="ce2" table:formula="of:=[.AX3]" office:value-type="float" office:value="0.00002625" calcext:value-type="float">
            <text:p>0.00002625</text:p>
          </table:table-cell>
          <table:table-cell table:style-name="ce2" table:formula="of:=[.AY3]" office:value-type="float" office:value="0.00002625" calcext:value-type="float">
            <text:p>0.00002625</text:p>
          </table:table-cell>
          <table:table-cell table:style-name="ce2" table:formula="of:=[.AZ3]" office:value-type="float" office:value="0.00002625" calcext:value-type="float">
            <text:p>0.00002625</text:p>
          </table:table-cell>
          <table:table-cell table:style-name="ce2" table:formula="of:=[.BA3]" office:value-type="float" office:value="0.00002625" calcext:value-type="float">
            <text:p>0.00002625</text:p>
          </table:table-cell>
          <table:table-cell table:style-name="ce2" table:formula="of:=[.BB3]" office:value-type="float" office:value="0.00002625" calcext:value-type="float">
            <text:p>0.00002625</text:p>
          </table:table-cell>
          <table:table-cell table:style-name="ce2" table:formula="of:=[.BC3]" office:value-type="float" office:value="0.00002625" calcext:value-type="float">
            <text:p>0.00002625</text:p>
          </table:table-cell>
          <table:table-cell table:style-name="ce2" table:formula="of:=[.BD3]" office:value-type="float" office:value="0.00002625" calcext:value-type="float">
            <text:p>0.00002625</text:p>
          </table:table-cell>
          <table:table-cell table:style-name="ce2" table:formula="of:=[.BE3]" office:value-type="float" office:value="0.00002625" calcext:value-type="float">
            <text:p>0.00002625</text:p>
          </table:table-cell>
          <table:table-cell table:style-name="ce2" table:formula="of:=[.BF3]" office:value-type="float" office:value="0.00002625" calcext:value-type="float">
            <text:p>0.00002625</text:p>
          </table:table-cell>
          <table:table-cell table:style-name="ce2" table:formula="of:=[.BG3]" office:value-type="float" office:value="0.00002625" calcext:value-type="float">
            <text:p>0.00002625</text:p>
          </table:table-cell>
          <table:table-cell table:style-name="ce2" table:formula="of:=[.BH3]" office:value-type="float" office:value="0.00002625" calcext:value-type="float">
            <text:p>0.00002625</text:p>
          </table:table-cell>
          <table:table-cell table:style-name="ce2" table:formula="of:=[.BI3]" office:value-type="float" office:value="0.00002625" calcext:value-type="float">
            <text:p>0.00002625</text:p>
          </table:table-cell>
          <table:table-cell table:style-name="ce2" table:formula="of:=[.BJ3]" office:value-type="float" office:value="0.00002625" calcext:value-type="float">
            <text:p>0.00002625</text:p>
          </table:table-cell>
          <table:table-cell table:style-name="ce2" table:formula="of:=[.BK3]" office:value-type="float" office:value="0.00002625" calcext:value-type="float">
            <text:p>0.00002625</text:p>
          </table:table-cell>
          <table:table-cell table:style-name="ce2" table:formula="of:=[.BL3]" office:value-type="float" office:value="0.00002625" calcext:value-type="float">
            <text:p>0.00002625</text:p>
          </table:table-cell>
          <table:table-cell table:style-name="ce2" table:formula="of:=[.BM3]" office:value-type="float" office:value="0.00002625" calcext:value-type="float">
            <text:p>0.00002625</text:p>
          </table:table-cell>
          <table:table-cell table:style-name="ce2" table:formula="of:=[.BN3]" office:value-type="float" office:value="0.00002625" calcext:value-type="float">
            <text:p>0.00002625</text:p>
          </table:table-cell>
          <table:table-cell table:style-name="ce2" table:formula="of:=[.BO3]" office:value-type="float" office:value="0.00002625" calcext:value-type="float">
            <text:p>0.00002625</text:p>
          </table:table-cell>
          <table:table-cell table:style-name="ce2" table:formula="of:=[.BP3]" office:value-type="float" office:value="0.00002625" calcext:value-type="float">
            <text:p>0.00002625</text:p>
          </table:table-cell>
          <table:table-cell table:style-name="ce2" table:formula="of:=[.BQ3]" office:value-type="float" office:value="0.00002625" calcext:value-type="float">
            <text:p>0.00002625</text:p>
          </table:table-cell>
          <table:table-cell table:style-name="ce2" table:formula="of:=[.BR3]" office:value-type="float" office:value="0.00002625" calcext:value-type="float">
            <text:p>0.00002625</text:p>
          </table:table-cell>
          <table:table-cell table:style-name="ce2" table:formula="of:=[.BS3]" office:value-type="float" office:value="0.00002625" calcext:value-type="float">
            <text:p>0.00002625</text:p>
          </table:table-cell>
          <table:table-cell table:style-name="ce2" table:formula="of:=[.BT3]" office:value-type="float" office:value="0.00002625" calcext:value-type="float">
            <text:p>0.00002625</text:p>
          </table:table-cell>
          <table:table-cell table:style-name="ce2" table:formula="of:=[.BU3]" office:value-type="float" office:value="0.00002625" calcext:value-type="float">
            <text:p>0.00002625</text:p>
          </table:table-cell>
          <table:table-cell table:style-name="ce2" table:formula="of:=[.BV3]" office:value-type="float" office:value="0.00002625" calcext:value-type="float">
            <text:p>0.00002625</text:p>
          </table:table-cell>
          <table:table-cell table:style-name="ce2" table:formula="of:=[.BW3]" office:value-type="float" office:value="0.00002625" calcext:value-type="float">
            <text:p>0.00002625</text:p>
          </table:table-cell>
          <table:table-cell table:style-name="ce2" table:formula="of:=[.BX3]" office:value-type="float" office:value="0.00002625" calcext:value-type="float">
            <text:p>0.00002625</text:p>
          </table:table-cell>
          <table:table-cell table:style-name="ce2" table:formula="of:=[.BY3]" office:value-type="float" office:value="0.00002625" calcext:value-type="float">
            <text:p>0.00002625</text:p>
          </table:table-cell>
          <table:table-cell table:style-name="ce2" table:formula="of:=[.BZ3]" office:value-type="float" office:value="0.00002625" calcext:value-type="float">
            <text:p>0.00002625</text:p>
          </table:table-cell>
          <table:table-cell table:style-name="ce2" table:formula="of:=[.CA3]" office:value-type="float" office:value="0.00002625" calcext:value-type="float">
            <text:p>0.00002625</text:p>
          </table:table-cell>
          <table:table-cell table:style-name="ce2" table:formula="of:=[.CB3]" office:value-type="float" office:value="0.00002625" calcext:value-type="float">
            <text:p>0.00002625</text:p>
          </table:table-cell>
          <table:table-cell table:style-name="ce2" table:formula="of:=[.CC3]" office:value-type="float" office:value="0.00002625" calcext:value-type="float">
            <text:p>0.00002625</text:p>
          </table:table-cell>
          <table:table-cell table:style-name="ce2" table:formula="of:=[.CD3]" office:value-type="float" office:value="0.00002625" calcext:value-type="float">
            <text:p>0.00002625</text:p>
          </table:table-cell>
          <table:table-cell table:style-name="ce2" table:formula="of:=[.CE3]" office:value-type="float" office:value="0.00002625" calcext:value-type="float">
            <text:p>0.00002625</text:p>
          </table:table-cell>
          <table:table-cell table:style-name="ce2" table:formula="of:=[.CF3]" office:value-type="float" office:value="0.00002625" calcext:value-type="float">
            <text:p>0.00002625</text:p>
          </table:table-cell>
          <table:table-cell table:style-name="ce2" table:formula="of:=[.CG3]" office:value-type="float" office:value="0.00002625" calcext:value-type="float">
            <text:p>0.00002625</text:p>
          </table:table-cell>
          <table:table-cell table:style-name="ce2" table:formula="of:=[.CH3]" office:value-type="float" office:value="0.00002625" calcext:value-type="float">
            <text:p>0.00002625</text:p>
          </table:table-cell>
          <table:table-cell table:style-name="ce2" table:formula="of:=[.CI3]" office:value-type="float" office:value="0.00002625" calcext:value-type="float">
            <text:p>0.00002625</text:p>
          </table:table-cell>
          <table:table-cell table:style-name="ce2" table:formula="of:=[.CJ3]" office:value-type="float" office:value="0.00002625" calcext:value-type="float">
            <text:p>0.00002625</text:p>
          </table:table-cell>
          <table:table-cell table:style-name="ce2" table:formula="of:=[.CK3]" office:value-type="float" office:value="0.00002625" calcext:value-type="float">
            <text:p>0.00002625</text:p>
          </table:table-cell>
          <table:table-cell table:style-name="ce2" table:formula="of:=[.CL3]" office:value-type="float" office:value="0.00002625" calcext:value-type="float">
            <text:p>0.00002625</text:p>
          </table:table-cell>
          <table:table-cell table:style-name="ce2" table:formula="of:=[.CM3]" office:value-type="float" office:value="0.00002625" calcext:value-type="float">
            <text:p>0.00002625</text:p>
          </table:table-cell>
          <table:table-cell table:style-name="ce2" table:formula="of:=[.CN3]" office:value-type="float" office:value="0.00002625" calcext:value-type="float">
            <text:p>0.00002625</text:p>
          </table:table-cell>
          <table:table-cell table:style-name="ce2" table:formula="of:=[.CO3]" office:value-type="float" office:value="0.00002625" calcext:value-type="float">
            <text:p>0.00002625</text:p>
          </table:table-cell>
          <table:table-cell table:style-name="ce2" table:formula="of:=[.CP3]" office:value-type="float" office:value="0.00002625" calcext:value-type="float">
            <text:p>0.00002625</text:p>
          </table:table-cell>
          <table:table-cell table:style-name="ce2" table:formula="of:=[.CQ3]" office:value-type="float" office:value="0.00002625" calcext:value-type="float">
            <text:p>0.00002625</text:p>
          </table:table-cell>
          <table:table-cell table:style-name="ce2" table:formula="of:=[.CR3]" office:value-type="float" office:value="0.00002625" calcext:value-type="float">
            <text:p>0.00002625</text:p>
          </table:table-cell>
          <table:table-cell table:style-name="ce2" table:formula="of:=[.CS3]" office:value-type="float" office:value="0.00002625" calcext:value-type="float">
            <text:p>0.00002625</text:p>
          </table:table-cell>
          <table:table-cell table:style-name="ce2" table:formula="of:=[.CT3]" office:value-type="float" office:value="0.00002625" calcext:value-type="float">
            <text:p>0.00002625</text:p>
          </table:table-cell>
          <table:table-cell table:style-name="ce2" table:formula="of:=[.CU3]" office:value-type="float" office:value="0.00002625" calcext:value-type="float">
            <text:p>0.00002625</text:p>
          </table:table-cell>
          <table:table-cell table:style-name="ce2" table:formula="of:=[.CV3]" office:value-type="float" office:value="0.00002625" calcext:value-type="float">
            <text:p>0.00002625</text:p>
          </table:table-cell>
          <table:table-cell table:style-name="ce2" table:formula="of:=[.CW3]" office:value-type="float" office:value="0.00002625" calcext:value-type="float">
            <text:p>0.00002625</text:p>
          </table:table-cell>
          <table:table-cell table:style-name="ce2" table:formula="of:=[.CX3]" office:value-type="float" office:value="0.00002625" calcext:value-type="float">
            <text:p>0.00002625</text:p>
          </table:table-cell>
          <table:table-cell table:style-name="ce2" table:formula="of:=[.CY3]" office:value-type="float" office:value="0.00002625" calcext:value-type="float">
            <text:p>0.00002625</text:p>
          </table:table-cell>
          <table:table-cell table:style-name="ce2" table:formula="of:=[.CZ3]" office:value-type="float" office:value="0.00002625" calcext:value-type="float">
            <text:p>0.00002625</text:p>
          </table:table-cell>
          <table:table-cell table:style-name="ce2" table:formula="of:=[.DA3]" office:value-type="float" office:value="0.00002625" calcext:value-type="float">
            <text:p>0.00002625</text:p>
          </table:table-cell>
          <table:table-cell table:style-name="ce2" table:formula="of:=[.DB3]" office:value-type="float" office:value="0.00002625" calcext:value-type="float">
            <text:p>0.00002625</text:p>
          </table:table-cell>
          <table:table-cell table:style-name="ce2" table:formula="of:=[.DC3]" office:value-type="float" office:value="0.00002625" calcext:value-type="float">
            <text:p>0.00002625</text:p>
          </table:table-cell>
          <table:table-cell table:style-name="ce2" table:formula="of:=[.DD3]" office:value-type="float" office:value="0.00002625" calcext:value-type="float">
            <text:p>0.00002625</text:p>
          </table:table-cell>
          <table:table-cell table:style-name="ce2" table:formula="of:=[.DE3]" office:value-type="float" office:value="0.00002625" calcext:value-type="float">
            <text:p>0.00002625</text:p>
          </table:table-cell>
          <table:table-cell table:style-name="ce2" table:formula="of:=[.DF3]" office:value-type="float" office:value="0.00002625" calcext:value-type="float">
            <text:p>0.00002625</text:p>
          </table:table-cell>
          <table:table-cell table:style-name="ce2" table:formula="of:=[.DG3]" office:value-type="float" office:value="0.00002625" calcext:value-type="float">
            <text:p>0.00002625</text:p>
          </table:table-cell>
          <table:table-cell table:style-name="ce2" table:formula="of:=[.DH3]" office:value-type="float" office:value="0.00002625" calcext:value-type="float">
            <text:p>0.00002625</text:p>
          </table:table-cell>
          <table:table-cell table:style-name="ce2" table:formula="of:=[.DI3]" office:value-type="float" office:value="0.00002625" calcext:value-type="float">
            <text:p>0.00002625</text:p>
          </table:table-cell>
          <table:table-cell table:style-name="ce2" table:formula="of:=[.DJ3]" office:value-type="float" office:value="0.00002625" calcext:value-type="float">
            <text:p>0.00002625</text:p>
          </table:table-cell>
          <table:table-cell table:style-name="ce2" table:formula="of:=[.DK3]" office:value-type="float" office:value="0.00002625" calcext:value-type="float">
            <text:p>0.00002625</text:p>
          </table:table-cell>
          <table:table-cell table:style-name="ce2" table:formula="of:=[.DL3]" office:value-type="float" office:value="0.00002625" calcext:value-type="float">
            <text:p>0.00002625</text:p>
          </table:table-cell>
          <table:table-cell table:style-name="ce2" table:formula="of:=[.DM3]" office:value-type="float" office:value="0.00002625" calcext:value-type="float">
            <text:p>0.00002625</text:p>
          </table:table-cell>
          <table:table-cell table:style-name="ce2" table:formula="of:=[.DN3]" office:value-type="float" office:value="0.00002625" calcext:value-type="float">
            <text:p>0.00002625</text:p>
          </table:table-cell>
          <table:table-cell table:style-name="ce2" table:formula="of:=[.DO3]" office:value-type="float" office:value="0.00002625" calcext:value-type="float">
            <text:p>0.00002625</text:p>
          </table:table-cell>
          <table:table-cell table:style-name="ce2" table:formula="of:=[.DP3]" office:value-type="float" office:value="0.00002625" calcext:value-type="float">
            <text:p>0.00002625</text:p>
          </table:table-cell>
          <table:table-cell table:style-name="ce2" table:formula="of:=[.DQ3]" office:value-type="float" office:value="0.00002625" calcext:value-type="float">
            <text:p>0.00002625</text:p>
          </table:table-cell>
          <table:table-cell table:style-name="ce2" table:formula="of:=[.DR3]" office:value-type="float" office:value="0.00002625" calcext:value-type="float">
            <text:p>0.00002625</text:p>
          </table:table-cell>
          <table:table-cell table:style-name="ce2" table:formula="of:=[.DS3]" office:value-type="float" office:value="0.00002625" calcext:value-type="float">
            <text:p>0.00002625</text:p>
          </table:table-cell>
          <table:table-cell table:style-name="ce2" table:formula="of:=[.DT3]" office:value-type="float" office:value="0.00002625" calcext:value-type="float">
            <text:p>0.00002625</text:p>
          </table:table-cell>
          <table:table-cell table:style-name="ce2" table:formula="of:=[.DU3]" office:value-type="float" office:value="0.00002625" calcext:value-type="float">
            <text:p>0.00002625</text:p>
          </table:table-cell>
          <table:table-cell table:style-name="ce2" table:formula="of:=[.DV3]" office:value-type="float" office:value="0.00002625" calcext:value-type="float">
            <text:p>0.00002625</text:p>
          </table:table-cell>
          <table:table-cell table:style-name="ce2" table:formula="of:=[.DW3]" office:value-type="float" office:value="0.00002625" calcext:value-type="float">
            <text:p>0.00002625</text:p>
          </table:table-cell>
          <table:table-cell table:style-name="ce2" table:formula="of:=[.DX3]" office:value-type="float" office:value="0.00002625" calcext:value-type="float">
            <text:p>0.00002625</text:p>
          </table:table-cell>
          <table:table-cell table:style-name="ce2" table:formula="of:=[.DY3]" office:value-type="float" office:value="0.00002625" calcext:value-type="float">
            <text:p>0.00002625</text:p>
          </table:table-cell>
          <table:table-cell table:style-name="ce2" table:formula="of:=[.DZ3]" office:value-type="float" office:value="0.00002625" calcext:value-type="float">
            <text:p>0.00002625</text:p>
          </table:table-cell>
          <table:table-cell table:style-name="ce2" table:formula="of:=[.EA3]" office:value-type="float" office:value="0.00002625" calcext:value-type="float">
            <text:p>0.00002625</text:p>
          </table:table-cell>
          <table:table-cell table:style-name="ce2" table:formula="of:=[.EB3]" office:value-type="float" office:value="0.00002625" calcext:value-type="float">
            <text:p>0.00002625</text:p>
          </table:table-cell>
          <table:table-cell table:style-name="ce2" table:formula="of:=[.EC3]" office:value-type="float" office:value="0.00002625" calcext:value-type="float">
            <text:p>0.00002625</text:p>
          </table:table-cell>
          <table:table-cell table:style-name="ce2" table:formula="of:=[.ED3]" office:value-type="float" office:value="0.00002625" calcext:value-type="float">
            <text:p>0.00002625</text:p>
          </table:table-cell>
          <table:table-cell table:style-name="ce2" table:formula="of:=[.EE3]" office:value-type="float" office:value="0.00002625" calcext:value-type="float">
            <text:p>0.00002625</text:p>
          </table:table-cell>
          <table:table-cell table:style-name="ce2" table:formula="of:=[.EF3]" office:value-type="float" office:value="0.00002625" calcext:value-type="float">
            <text:p>0.00002625</text:p>
          </table:table-cell>
          <table:table-cell table:style-name="ce2" table:formula="of:=[.EG3]" office:value-type="float" office:value="0.00002625" calcext:value-type="float">
            <text:p>0.00002625</text:p>
          </table:table-cell>
          <table:table-cell table:style-name="ce2" table:formula="of:=[.EH3]" office:value-type="float" office:value="0.00002625" calcext:value-type="float">
            <text:p>0.00002625</text:p>
          </table:table-cell>
          <table:table-cell table:style-name="ce2" table:formula="of:=[.EI3]" office:value-type="float" office:value="0.00002625" calcext:value-type="float">
            <text:p>0.00002625</text:p>
          </table:table-cell>
          <table:table-cell table:style-name="ce2" table:formula="of:=[.EJ3]" office:value-type="float" office:value="0.00002625" calcext:value-type="float">
            <text:p>0.00002625</text:p>
          </table:table-cell>
          <table:table-cell table:style-name="ce2" table:formula="of:=[.EK3]" office:value-type="float" office:value="0.00002625" calcext:value-type="float">
            <text:p>0.00002625</text:p>
          </table:table-cell>
          <table:table-cell table:style-name="ce2" table:formula="of:=[.EL3]" office:value-type="float" office:value="0.00002625" calcext:value-type="float">
            <text:p>0.00002625</text:p>
          </table:table-cell>
          <table:table-cell table:style-name="ce2" table:formula="of:=[.EM3]" office:value-type="float" office:value="0.00002625" calcext:value-type="float">
            <text:p>0.00002625</text:p>
          </table:table-cell>
          <table:table-cell table:style-name="ce2" table:formula="of:=[.EN3]" office:value-type="float" office:value="0.00002625" calcext:value-type="float">
            <text:p>0.00002625</text:p>
          </table:table-cell>
          <table:table-cell table:style-name="ce2" table:formula="of:=[.EO3]" office:value-type="float" office:value="0.00002625" calcext:value-type="float">
            <text:p>0.00002625</text:p>
          </table:table-cell>
          <table:table-cell table:style-name="ce2" table:formula="of:=[.EP3]" office:value-type="float" office:value="0.00002625" calcext:value-type="float">
            <text:p>0.00002625</text:p>
          </table:table-cell>
          <table:table-cell table:style-name="ce2" table:formula="of:=[.EQ3]" office:value-type="float" office:value="0.00002625" calcext:value-type="float">
            <text:p>0.00002625</text:p>
          </table:table-cell>
          <table:table-cell table:style-name="ce2" table:formula="of:=[.ER3]" office:value-type="float" office:value="0.00002625" calcext:value-type="float">
            <text:p>0.00002625</text:p>
          </table:table-cell>
          <table:table-cell table:style-name="ce2" table:formula="of:=[.ES3]" office:value-type="float" office:value="0.00002625" calcext:value-type="float">
            <text:p>0.00002625</text:p>
          </table:table-cell>
          <table:table-cell table:style-name="ce2" table:formula="of:=[.ET3]" office:value-type="float" office:value="0.00002625" calcext:value-type="float">
            <text:p>0.00002625</text:p>
          </table:table-cell>
          <table:table-cell table:style-name="ce2" table:formula="of:=[.EU3]" office:value-type="float" office:value="0.00002625" calcext:value-type="float">
            <text:p>0.00002625</text:p>
          </table:table-cell>
          <table:table-cell table:style-name="ce2" table:formula="of:=[.EV3]" office:value-type="float" office:value="0.00002625" calcext:value-type="float">
            <text:p>0.00002625</text:p>
          </table:table-cell>
          <table:table-cell table:style-name="ce2" table:formula="of:=[.EW3]" office:value-type="float" office:value="0.00002625" calcext:value-type="float">
            <text:p>0.00002625</text:p>
          </table:table-cell>
          <table:table-cell table:style-name="ce2" table:formula="of:=[.EX3]" office:value-type="float" office:value="0.00002625" calcext:value-type="float">
            <text:p>0.00002625</text:p>
          </table:table-cell>
          <table:table-cell table:style-name="ce2" table:formula="of:=[.EY3]" office:value-type="float" office:value="0.00002625" calcext:value-type="float">
            <text:p>0.00002625</text:p>
          </table:table-cell>
          <table:table-cell table:style-name="ce2" table:formula="of:=[.EZ3]" office:value-type="float" office:value="0.00002625" calcext:value-type="float">
            <text:p>0.00002625</text:p>
          </table:table-cell>
          <table:table-cell table:style-name="ce2" table:formula="of:=[.FA3]" office:value-type="float" office:value="0.00002625" calcext:value-type="float">
            <text:p>0.00002625</text:p>
          </table:table-cell>
          <table:table-cell table:style-name="ce2" table:formula="of:=[.FB3]" office:value-type="float" office:value="0.00002625" calcext:value-type="float">
            <text:p>0.00002625</text:p>
          </table:table-cell>
          <table:table-cell table:style-name="ce2" table:formula="of:=[.FC3]" office:value-type="float" office:value="0.00002625" calcext:value-type="float">
            <text:p>0.00002625</text:p>
          </table:table-cell>
          <table:table-cell table:style-name="ce2" table:formula="of:=[.FD3]" office:value-type="float" office:value="0.00002625" calcext:value-type="float">
            <text:p>0.00002625</text:p>
          </table:table-cell>
          <table:table-cell table:style-name="ce2" table:formula="of:=[.FE3]" office:value-type="float" office:value="0.00002625" calcext:value-type="float">
            <text:p>0.00002625</text:p>
          </table:table-cell>
          <table:table-cell table:style-name="ce2" table:formula="of:=[.FF3]" office:value-type="float" office:value="0.00002625" calcext:value-type="float">
            <text:p>0.00002625</text:p>
          </table:table-cell>
          <table:table-cell table:style-name="ce2" table:formula="of:=[.FG3]" office:value-type="float" office:value="0.00002625" calcext:value-type="float">
            <text:p>0.00002625</text:p>
          </table:table-cell>
          <table:table-cell table:style-name="ce2" table:formula="of:=[.FH3]" office:value-type="float" office:value="0.00002625" calcext:value-type="float">
            <text:p>0.00002625</text:p>
          </table:table-cell>
          <table:table-cell table:style-name="ce2" table:formula="of:=[.FI3]" office:value-type="float" office:value="0.00002625" calcext:value-type="float">
            <text:p>0.00002625</text:p>
          </table:table-cell>
          <table:table-cell table:style-name="ce2" table:formula="of:=[.FJ3]" office:value-type="float" office:value="0.00002625" calcext:value-type="float">
            <text:p>0.00002625</text:p>
          </table:table-cell>
          <table:table-cell table:style-name="ce2" table:formula="of:=[.FK3]" office:value-type="float" office:value="0.00002625" calcext:value-type="float">
            <text:p>0.00002625</text:p>
          </table:table-cell>
          <table:table-cell table:style-name="ce2" table:formula="of:=[.FL3]" office:value-type="float" office:value="0.00002625" calcext:value-type="float">
            <text:p>0.00002625</text:p>
          </table:table-cell>
          <table:table-cell table:style-name="ce2" table:formula="of:=[.FM3]" office:value-type="float" office:value="0.00002625" calcext:value-type="float">
            <text:p>0.00002625</text:p>
          </table:table-cell>
          <table:table-cell table:style-name="ce2" table:formula="of:=[.FN3]" office:value-type="float" office:value="0.00002625" calcext:value-type="float">
            <text:p>0.00002625</text:p>
          </table:table-cell>
          <table:table-cell table:style-name="ce2" table:formula="of:=[.FO3]" office:value-type="float" office:value="0.00002625" calcext:value-type="float">
            <text:p>0.00002625</text:p>
          </table:table-cell>
          <table:table-cell table:style-name="ce2" table:formula="of:=[.FP3]" office:value-type="float" office:value="0.00002625" calcext:value-type="float">
            <text:p>0.00002625</text:p>
          </table:table-cell>
          <table:table-cell table:style-name="ce2" table:formula="of:=[.FQ3]" office:value-type="float" office:value="0.00002625" calcext:value-type="float">
            <text:p>0.00002625</text:p>
          </table:table-cell>
          <table:table-cell table:style-name="ce2" table:formula="of:=[.FR3]" office:value-type="float" office:value="0.00002625" calcext:value-type="float">
            <text:p>0.00002625</text:p>
          </table:table-cell>
          <table:table-cell table:style-name="ce2" table:formula="of:=[.FS3]" office:value-type="float" office:value="0.00002625" calcext:value-type="float">
            <text:p>0.00002625</text:p>
          </table:table-cell>
          <table:table-cell table:style-name="ce2" table:formula="of:=[.FT3]" office:value-type="float" office:value="0.00002625" calcext:value-type="float">
            <text:p>0.00002625</text:p>
          </table:table-cell>
          <table:table-cell table:style-name="ce2" table:formula="of:=[.FU3]" office:value-type="float" office:value="0.00002625" calcext:value-type="float">
            <text:p>0.00002625</text:p>
          </table:table-cell>
          <table:table-cell table:style-name="ce2" table:formula="of:=[.FV3]" office:value-type="float" office:value="0.00002625" calcext:value-type="float">
            <text:p>0.00002625</text:p>
          </table:table-cell>
          <table:table-cell table:style-name="ce2" table:formula="of:=[.FW3]" office:value-type="float" office:value="0.00002625" calcext:value-type="float">
            <text:p>0.00002625</text:p>
          </table:table-cell>
          <table:table-cell table:style-name="ce2" table:formula="of:=[.FX3]" office:value-type="float" office:value="0.00002625" calcext:value-type="float">
            <text:p>0.00002625</text:p>
          </table:table-cell>
          <table:table-cell table:style-name="ce2" table:formula="of:=[.FY3]" office:value-type="float" office:value="0.00002625" calcext:value-type="float">
            <text:p>0.00002625</text:p>
          </table:table-cell>
          <table:table-cell table:style-name="ce2" table:formula="of:=[.FZ3]" office:value-type="float" office:value="0.00002625" calcext:value-type="float">
            <text:p>0.00002625</text:p>
          </table:table-cell>
          <table:table-cell table:style-name="ce2" table:formula="of:=[.GA3]" office:value-type="float" office:value="0.00002625" calcext:value-type="float">
            <text:p>0.00002625</text:p>
          </table:table-cell>
          <table:table-cell table:style-name="ce2" table:formula="of:=[.GB3]" office:value-type="float" office:value="0.00002625" calcext:value-type="float">
            <text:p>0.00002625</text:p>
          </table:table-cell>
          <table:table-cell table:style-name="ce2" table:formula="of:=[.GC3]" office:value-type="float" office:value="0.00002625" calcext:value-type="float">
            <text:p>0.00002625</text:p>
          </table:table-cell>
          <table:table-cell table:style-name="ce2" table:formula="of:=[.GD3]" office:value-type="float" office:value="0.00002625" calcext:value-type="float">
            <text:p>0.00002625</text:p>
          </table:table-cell>
          <table:table-cell table:style-name="ce2" table:formula="of:=[.GE3]" office:value-type="float" office:value="0.00002625" calcext:value-type="float">
            <text:p>0.00002625</text:p>
          </table:table-cell>
          <table:table-cell table:style-name="ce2" table:formula="of:=[.GF3]" office:value-type="float" office:value="0.00002625" calcext:value-type="float">
            <text:p>0.00002625</text:p>
          </table:table-cell>
          <table:table-cell table:style-name="ce2" table:formula="of:=[.GG3]" office:value-type="float" office:value="0.00002625" calcext:value-type="float">
            <text:p>0.00002625</text:p>
          </table:table-cell>
          <table:table-cell table:style-name="ce2" table:formula="of:=[.GH3]" office:value-type="float" office:value="0.00002625" calcext:value-type="float">
            <text:p>0.00002625</text:p>
          </table:table-cell>
          <table:table-cell table:style-name="ce2" table:formula="of:=[.GI3]" office:value-type="float" office:value="0.00002625" calcext:value-type="float">
            <text:p>0.00002625</text:p>
          </table:table-cell>
          <table:table-cell table:style-name="ce2" table:formula="of:=[.GJ3]" office:value-type="float" office:value="0.00002625" calcext:value-type="float">
            <text:p>0.00002625</text:p>
          </table:table-cell>
          <table:table-cell table:style-name="ce2" table:formula="of:=[.GK3]" office:value-type="float" office:value="0.00002625" calcext:value-type="float">
            <text:p>0.00002625</text:p>
          </table:table-cell>
          <table:table-cell table:style-name="ce2" table:formula="of:=[.GL3]" office:value-type="float" office:value="0.00002625" calcext:value-type="float">
            <text:p>0.00002625</text:p>
          </table:table-cell>
          <table:table-cell table:style-name="ce2" table:formula="of:=[.GM3]" office:value-type="float" office:value="0.00002625" calcext:value-type="float">
            <text:p>0.00002625</text:p>
          </table:table-cell>
          <table:table-cell table:style-name="ce2" table:formula="of:=[.GN3]" office:value-type="float" office:value="0.00002625" calcext:value-type="float">
            <text:p>0.00002625</text:p>
          </table:table-cell>
          <table:table-cell table:style-name="ce2" table:formula="of:=[.GO3]" office:value-type="float" office:value="0.00002625" calcext:value-type="float">
            <text:p>0.00002625</text:p>
          </table:table-cell>
          <table:table-cell table:style-name="ce2" table:formula="of:=[.GP3]" office:value-type="float" office:value="0.00002625" calcext:value-type="float">
            <text:p>0.00002625</text:p>
          </table:table-cell>
          <table:table-cell table:style-name="ce2" table:formula="of:=[.GQ3]" office:value-type="float" office:value="0.00002625" calcext:value-type="float">
            <text:p>0.00002625</text:p>
          </table:table-cell>
          <table:table-cell table:style-name="ce2" table:formula="of:=[.GR3]" office:value-type="float" office:value="0.00002625" calcext:value-type="float">
            <text:p>0.00002625</text:p>
          </table:table-cell>
          <table:table-cell table:style-name="ce2" table:number-columns-repeated="300"/>
          <table:table-cell table:number-columns-repeated="15883"/>
        </table:table-row>
        <table:table-row table:style-name="ro1">
          <table:table-cell office:value-type="string" calcext:value-type="string">
            <text:p>x_PSU</text:p>
          </table:table-cell>
          <table:table-cell office:value-type="float" office:value="1100" calcext:value-type="float">
            <text:p>1100</text:p>
          </table:table-cell>
          <table:table-cell table:formula="of:=[.B4]/1.05" office:value-type="float" office:value="1047.61904761905" calcext:value-type="float">
            <text:p>1047.61904761905</text:p>
          </table:table-cell>
          <table:table-cell table:formula="of:=[.C4]/1.05" office:value-type="float" office:value="997.732426303855" calcext:value-type="float">
            <text:p>997.732426303855</text:p>
          </table:table-cell>
          <table:table-cell table:formula="of:=[.D4]/1.05" office:value-type="float" office:value="950.221358384624" calcext:value-type="float">
            <text:p>950.221358384624</text:p>
          </table:table-cell>
          <table:table-cell table:formula="of:=[.E4]/1.05" office:value-type="float" office:value="904.97272227107" calcext:value-type="float">
            <text:p>904.97272227107</text:p>
          </table:table-cell>
          <table:table-cell table:style-name="ce2" table:formula="of:=[.F4]/1.05" office:value-type="float" office:value="861.878783115305" calcext:value-type="float">
            <text:p>861.878783115305</text:p>
          </table:table-cell>
          <table:table-cell table:style-name="ce2" table:formula="of:=[.G4]/1.05" office:value-type="float" office:value="820.83693630029" calcext:value-type="float">
            <text:p>820.83693630029</text:p>
          </table:table-cell>
          <table:table-cell table:style-name="ce2" table:formula="of:=[.H4]/1.05" office:value-type="float" office:value="781.749463143133" calcext:value-type="float">
            <text:p>781.749463143133</text:p>
          </table:table-cell>
          <table:table-cell table:style-name="ce2" table:formula="of:=[.I4]/1.05" office:value-type="float" office:value="744.523298231556" calcext:value-type="float">
            <text:p>744.523298231556</text:p>
          </table:table-cell>
          <table:table-cell table:style-name="ce2" table:formula="of:=[.J4]/1.05" office:value-type="float" office:value="709.069807839577" calcext:value-type="float">
            <text:p>709.069807839577</text:p>
          </table:table-cell>
          <table:table-cell table:style-name="ce2" table:formula="of:=[.K4]/1.05" office:value-type="float" office:value="675.304578894835" calcext:value-type="float">
            <text:p>675.304578894835</text:p>
          </table:table-cell>
          <table:table-cell table:style-name="ce2" table:formula="of:=[.L4]/1.05" office:value-type="float" office:value="643.147217995081" calcext:value-type="float">
            <text:p>643.147217995081</text:p>
          </table:table-cell>
          <table:table-cell table:style-name="ce2" table:formula="of:=[.M4]/1.05" office:value-type="float" office:value="612.521159995315" calcext:value-type="float">
            <text:p>612.521159995315</text:p>
          </table:table-cell>
          <table:table-cell table:style-name="ce2" table:formula="of:=[.N4]/1.05" office:value-type="float" office:value="583.353485709824" calcext:value-type="float">
            <text:p>583.353485709824</text:p>
          </table:table-cell>
          <table:table-cell table:style-name="ce2" table:formula="of:=[.O4]/1.05" office:value-type="float" office:value="555.57474829507" calcext:value-type="float">
            <text:p>555.57474829507</text:p>
          </table:table-cell>
          <table:table-cell table:style-name="ce2" table:formula="of:=[.P4]/1.05" office:value-type="float" office:value="529.118807900067" calcext:value-type="float">
            <text:p>529.118807900067</text:p>
          </table:table-cell>
          <table:table-cell table:style-name="ce2" table:formula="of:=[.Q4]/1.05" office:value-type="float" office:value="503.92267419054" calcext:value-type="float">
            <text:p>503.92267419054</text:p>
          </table:table-cell>
          <table:table-cell table:style-name="ce2" table:formula="of:=[.R4]/1.05" office:value-type="float" office:value="479.926356371943" calcext:value-type="float">
            <text:p>479.926356371943</text:p>
          </table:table-cell>
          <table:table-cell table:style-name="ce2" table:formula="of:=[.S4]/1.05" office:value-type="float" office:value="457.072720354231" calcext:value-type="float">
            <text:p>457.072720354231</text:p>
          </table:table-cell>
          <table:table-cell table:style-name="ce2" table:formula="of:=[.T4]/1.05" office:value-type="float" office:value="435.307352718315" calcext:value-type="float">
            <text:p>435.307352718315</text:p>
          </table:table-cell>
          <table:table-cell table:style-name="ce2" table:formula="of:=[.U4]/1.05" office:value-type="float" office:value="414.5784311603" calcext:value-type="float">
            <text:p>414.5784311603</text:p>
          </table:table-cell>
          <table:table-cell table:style-name="ce2" table:formula="of:=[.V4]/1.05" office:value-type="float" office:value="394.836601105048" calcext:value-type="float">
            <text:p>394.836601105048</text:p>
          </table:table-cell>
          <table:table-cell table:style-name="ce2" table:formula="of:=[.W4]/1.05" office:value-type="float" office:value="376.034858195284" calcext:value-type="float">
            <text:p>376.034858195284</text:p>
          </table:table-cell>
          <table:table-cell table:style-name="ce2" table:formula="of:=[.X4]/1.05" office:value-type="float" office:value="358.128436376461" calcext:value-type="float">
            <text:p>358.128436376461</text:p>
          </table:table-cell>
          <table:table-cell table:style-name="ce2" table:formula="of:=[.Y4]/1.05" office:value-type="float" office:value="341.074701310915" calcext:value-type="float">
            <text:p>341.074701310915</text:p>
          </table:table-cell>
          <table:table-cell table:style-name="ce2" table:formula="of:=[.Z4]/1.05" office:value-type="float" office:value="324.833048867538" calcext:value-type="float">
            <text:p>324.833048867538</text:p>
          </table:table-cell>
          <table:table-cell table:style-name="ce2" table:formula="of:=[.AA4]/1.05" office:value-type="float" office:value="309.364808445274" calcext:value-type="float">
            <text:p>309.364808445274</text:p>
          </table:table-cell>
          <table:table-cell table:style-name="ce2" table:formula="of:=[.AB4]/1.05" office:value-type="float" office:value="294.633150900261" calcext:value-type="float">
            <text:p>294.633150900261</text:p>
          </table:table-cell>
          <table:table-cell table:style-name="ce2" table:formula="of:=[.AC4]/1.05" office:value-type="float" office:value="280.603000857392" calcext:value-type="float">
            <text:p>280.603000857392</text:p>
          </table:table-cell>
          <table:table-cell table:style-name="ce2" table:formula="of:=[.AD4]/1.05" office:value-type="float" office:value="267.240953197516" calcext:value-type="float">
            <text:p>267.240953197516</text:p>
          </table:table-cell>
          <table:table-cell table:style-name="ce2" table:formula="of:=[.AE4]/1.05" office:value-type="float" office:value="254.515193521444" calcext:value-type="float">
            <text:p>254.515193521444</text:p>
          </table:table-cell>
          <table:table-cell table:style-name="ce2" table:formula="of:=[.AF4]/1.05" office:value-type="float" office:value="242.395422401375" calcext:value-type="float">
            <text:p>242.395422401375</text:p>
          </table:table-cell>
          <table:table-cell table:style-name="ce2" table:formula="of:=[.AG4]/1.05" office:value-type="float" office:value="230.852783239405" calcext:value-type="float">
            <text:p>230.852783239405</text:p>
          </table:table-cell>
          <table:table-cell table:style-name="ce2" table:formula="of:=[.AH4]/1.05" office:value-type="float" office:value="219.859793561338" calcext:value-type="float">
            <text:p>219.859793561338</text:p>
          </table:table-cell>
          <table:table-cell table:style-name="ce2" table:formula="of:=[.AI4]/1.05" office:value-type="float" office:value="209.390279582226" calcext:value-type="float">
            <text:p>209.390279582226</text:p>
          </table:table-cell>
          <table:table-cell table:style-name="ce2" table:formula="of:=[.AJ4]/1.05" office:value-type="float" office:value="199.419313887835" calcext:value-type="float">
            <text:p>199.419313887835</text:p>
          </table:table-cell>
          <table:table-cell table:style-name="ce2" table:formula="of:=[.AK4]/1.05" office:value-type="float" office:value="189.923156083652" calcext:value-type="float">
            <text:p>189.923156083652</text:p>
          </table:table-cell>
          <table:table-cell table:style-name="ce2" table:formula="of:=[.AL4]/1.05" office:value-type="float" office:value="180.879196270145" calcext:value-type="float">
            <text:p>180.879196270145</text:p>
          </table:table-cell>
          <table:table-cell table:style-name="ce2" table:formula="of:=[.AM4]/1.05" office:value-type="float" office:value="172.265901209662" calcext:value-type="float">
            <text:p>172.265901209662</text:p>
          </table:table-cell>
          <table:table-cell table:style-name="ce2" table:formula="of:=[.AN4]/1.05" office:value-type="float" office:value="164.062763056821" calcext:value-type="float">
            <text:p>164.062763056821</text:p>
          </table:table-cell>
          <table:table-cell table:style-name="ce2" table:formula="of:=[.AO4]/1.05" office:value-type="float" office:value="156.250250530305" calcext:value-type="float">
            <text:p>156.250250530305</text:p>
          </table:table-cell>
          <table:table-cell table:style-name="ce2" table:formula="of:=[.AP4]/1.05" office:value-type="float" office:value="148.809762409815" calcext:value-type="float">
            <text:p>148.809762409815</text:p>
          </table:table-cell>
          <table:table-cell table:style-name="ce2" table:formula="of:=[.AQ4]/1.05" office:value-type="float" office:value="141.723583247443" calcext:value-type="float">
            <text:p>141.723583247443</text:p>
          </table:table-cell>
          <table:table-cell table:style-name="ce2" table:formula="of:=[.AR4]/1.05" office:value-type="float" office:value="134.974841188041" calcext:value-type="float">
            <text:p>134.974841188041</text:p>
          </table:table-cell>
          <table:table-cell table:style-name="ce2" table:formula="of:=[.AS4]/1.05" office:value-type="float" office:value="128.547467798134" calcext:value-type="float">
            <text:p>128.547467798134</text:p>
          </table:table-cell>
          <table:table-cell table:style-name="ce2" table:formula="of:=[.AT4]/1.05" office:value-type="float" office:value="122.426159807746" calcext:value-type="float">
            <text:p>122.426159807746</text:p>
          </table:table-cell>
          <table:table-cell table:style-name="ce2" table:formula="of:=[.AU4]/1.05" office:value-type="float" office:value="116.596342674044" calcext:value-type="float">
            <text:p>116.596342674044</text:p>
          </table:table-cell>
          <table:table-cell table:style-name="ce2" table:formula="of:=[.AV4]/1.05" office:value-type="float" office:value="111.044135880042" calcext:value-type="float">
            <text:p>111.044135880042</text:p>
          </table:table-cell>
          <table:table-cell table:style-name="ce2" table:formula="of:=[.AW4]/1.05" office:value-type="float" office:value="105.756319885754" calcext:value-type="float">
            <text:p>105.756319885754</text:p>
          </table:table-cell>
          <table:table-cell table:style-name="ce2" table:formula="of:=[.AX4]/1.05" office:value-type="float" office:value="100.720304653099" calcext:value-type="float">
            <text:p>100.720304653099</text:p>
          </table:table-cell>
          <table:table-cell table:style-name="ce2" table:formula="of:=[.AY4]/1.05" office:value-type="float" office:value="95.9240996696185" calcext:value-type="float">
            <text:p>95.9240996696185</text:p>
          </table:table-cell>
          <table:table-cell table:style-name="ce2" table:formula="of:=[.AZ4]/1.05" office:value-type="float" office:value="91.3562853996367" calcext:value-type="float">
            <text:p>91.3562853996367</text:p>
          </table:table-cell>
          <table:table-cell table:style-name="ce2" table:formula="of:=[.BA4]/1.05" office:value-type="float" office:value="87.0059860948921" calcext:value-type="float">
            <text:p>87.0059860948921</text:p>
          </table:table-cell>
          <table:table-cell table:style-name="ce2" table:formula="of:=[.BB4]/1.05" office:value-type="float" office:value="82.8628438998972" calcext:value-type="float">
            <text:p>82.8628438998972</text:p>
          </table:table-cell>
          <table:table-cell table:style-name="ce2" table:formula="of:=[.BC4]/1.05" office:value-type="float" office:value="78.9169941903783" calcext:value-type="float">
            <text:p>78.9169941903783</text:p>
          </table:table-cell>
          <table:table-cell table:style-name="ce2" table:formula="of:=[.BD4]/1.05" office:value-type="float" office:value="75.1590420860746" calcext:value-type="float">
            <text:p>75.1590420860746</text:p>
          </table:table-cell>
          <table:table-cell table:style-name="ce2" table:formula="of:=[.BE4]/1.05" office:value-type="float" office:value="71.5800400819758" calcext:value-type="float">
            <text:p>71.5800400819758</text:p>
          </table:table-cell>
          <table:table-cell table:style-name="ce2" table:formula="of:=[.BF4]/1.05" office:value-type="float" office:value="68.1714667447388" calcext:value-type="float">
            <text:p>68.1714667447388</text:p>
          </table:table-cell>
          <table:table-cell table:style-name="ce2" table:formula="of:=[.BG4]/1.05" office:value-type="float" office:value="64.9252064235608" calcext:value-type="float">
            <text:p>64.9252064235608</text:p>
          </table:table-cell>
          <table:table-cell table:style-name="ce2" table:formula="of:=[.BH4]/1.05" office:value-type="float" office:value="61.8335299272007" calcext:value-type="float">
            <text:p>61.8335299272007</text:p>
          </table:table-cell>
          <table:table-cell table:style-name="ce2" table:formula="of:=[.BI4]/1.05" office:value-type="float" office:value="58.8890761211435" calcext:value-type="float">
            <text:p>58.8890761211435</text:p>
          </table:table-cell>
          <table:table-cell table:style-name="ce2" table:formula="of:=[.BJ4]/1.05" office:value-type="float" office:value="56.0848344010891" calcext:value-type="float">
            <text:p>56.0848344010891</text:p>
          </table:table-cell>
          <table:table-cell table:style-name="ce2" table:formula="of:=[.BK4]/1.05" office:value-type="float" office:value="53.4141280010372" calcext:value-type="float">
            <text:p>53.4141280010372</text:p>
          </table:table-cell>
          <table:table-cell table:style-name="ce2" table:formula="of:=[.BL4]/1.05" office:value-type="float" office:value="50.8705980962259" calcext:value-type="float">
            <text:p>50.8705980962259</text:p>
          </table:table-cell>
          <table:table-cell table:style-name="ce2" table:formula="of:=[.BM4]/1.05" office:value-type="float" office:value="48.4481886630723" calcext:value-type="float">
            <text:p>48.4481886630723</text:p>
          </table:table-cell>
          <table:table-cell table:style-name="ce2" table:formula="of:=[.BN4]/1.05" office:value-type="float" office:value="46.1411320600689" calcext:value-type="float">
            <text:p>46.1411320600689</text:p>
          </table:table-cell>
          <table:table-cell table:style-name="ce2" table:formula="of:=[.BO4]/1.05" office:value-type="float" office:value="43.9439352953037" calcext:value-type="float">
            <text:p>43.9439352953037</text:p>
          </table:table-cell>
          <table:table-cell table:style-name="ce2" table:formula="of:=[.BP4]/1.05" office:value-type="float" office:value="41.8513669479083" calcext:value-type="float">
            <text:p>41.8513669479083</text:p>
          </table:table-cell>
          <table:table-cell table:style-name="ce2" table:formula="of:=[.BQ4]/1.05" office:value-type="float" office:value="39.8584447122936" calcext:value-type="float">
            <text:p>39.8584447122936</text:p>
          </table:table-cell>
          <table:table-cell table:style-name="ce2" table:formula="of:=[.BR4]/1.05" office:value-type="float" office:value="37.9604235355177" calcext:value-type="float">
            <text:p>37.9604235355177</text:p>
          </table:table-cell>
          <table:table-cell table:style-name="ce2" table:formula="of:=[.BS4]/1.05" office:value-type="float" office:value="36.1527843195407" calcext:value-type="float">
            <text:p>36.1527843195407</text:p>
          </table:table-cell>
          <table:table-cell table:style-name="ce2" table:formula="of:=[.BT4]/1.05" office:value-type="float" office:value="34.4312231614673" calcext:value-type="float">
            <text:p>34.4312231614673</text:p>
          </table:table-cell>
          <table:table-cell table:style-name="ce2" table:formula="of:=[.BU4]/1.05" office:value-type="float" office:value="32.7916411061593" calcext:value-type="float">
            <text:p>32.7916411061593</text:p>
          </table:table-cell>
          <table:table-cell table:style-name="ce2" table:formula="of:=[.BV4]/1.05" office:value-type="float" office:value="31.2301343868184" calcext:value-type="float">
            <text:p>31.2301343868184</text:p>
          </table:table-cell>
          <table:table-cell table:style-name="ce2" table:formula="of:=[.BW4]/1.05" office:value-type="float" office:value="29.7429851303032" calcext:value-type="float">
            <text:p>29.7429851303032</text:p>
          </table:table-cell>
          <table:table-cell table:style-name="ce2" table:formula="of:=[.BX4]/1.05" office:value-type="float" office:value="28.3266525050507" calcext:value-type="float">
            <text:p>28.3266525050507</text:p>
          </table:table-cell>
          <table:table-cell table:style-name="ce2" table:formula="of:=[.BY4]/1.05" office:value-type="float" office:value="26.9777642905245" calcext:value-type="float">
            <text:p>26.9777642905245</text:p>
          </table:table-cell>
          <table:table-cell table:style-name="ce2" table:formula="of:=[.BZ4]/1.05" office:value-type="float" office:value="25.6931088481186" calcext:value-type="float">
            <text:p>25.6931088481186</text:p>
          </table:table-cell>
          <table:table-cell table:style-name="ce2" table:formula="of:=[.CA4]/1.05" office:value-type="float" office:value="24.4696274743986" calcext:value-type="float">
            <text:p>24.4696274743986</text:p>
          </table:table-cell>
          <table:table-cell table:style-name="ce2" table:formula="of:=[.CB4]/1.05" office:value-type="float" office:value="23.3044071184749" calcext:value-type="float">
            <text:p>23.3044071184749</text:p>
          </table:table-cell>
          <table:table-cell table:style-name="ce2" table:formula="of:=[.CC4]/1.05" office:value-type="float" office:value="22.1946734461666" calcext:value-type="float">
            <text:p>22.1946734461666</text:p>
          </table:table-cell>
          <table:table-cell table:style-name="ce2" table:formula="of:=[.CD4]/1.05" office:value-type="float" office:value="21.1377842344443" calcext:value-type="float">
            <text:p>21.1377842344443</text:p>
          </table:table-cell>
          <table:table-cell table:style-name="ce2" table:formula="of:=[.CE4]/1.05" office:value-type="float" office:value="20.1312230804232" calcext:value-type="float">
            <text:p>20.1312230804232</text:p>
          </table:table-cell>
          <table:table-cell table:style-name="ce2" table:formula="of:=[.CF4]/1.05" office:value-type="float" office:value="19.1725934099268" calcext:value-type="float">
            <text:p>19.1725934099268</text:p>
          </table:table-cell>
          <table:table-cell table:style-name="ce2" table:formula="of:=[.CG4]/1.05" office:value-type="float" office:value="18.2596127713589" calcext:value-type="float">
            <text:p>18.2596127713589</text:p>
          </table:table-cell>
          <table:table-cell table:style-name="ce2" table:formula="of:=[.CH4]/1.05" office:value-type="float" office:value="17.3901074012942" calcext:value-type="float">
            <text:p>17.3901074012942</text:p>
          </table:table-cell>
          <table:table-cell table:style-name="ce2" table:formula="of:=[.CI4]/1.05" office:value-type="float" office:value="16.5620070488516" calcext:value-type="float">
            <text:p>16.5620070488516</text:p>
          </table:table-cell>
          <table:table-cell table:style-name="ce2" table:formula="of:=[.CJ4]/1.05" office:value-type="float" office:value="15.7733400465253" calcext:value-type="float">
            <text:p>15.7733400465253</text:p>
          </table:table-cell>
          <table:table-cell table:style-name="ce2" table:formula="of:=[.CK4]/1.05" office:value-type="float" office:value="15.0222286157384" calcext:value-type="float">
            <text:p>15.0222286157384</text:p>
          </table:table-cell>
          <table:table-cell table:style-name="ce2" table:formula="of:=[.CL4]/1.05" office:value-type="float" office:value="14.3068843959413" calcext:value-type="float">
            <text:p>14.3068843959413</text:p>
          </table:table-cell>
          <table:table-cell table:style-name="ce2" table:formula="of:=[.CM4]/1.05" office:value-type="float" office:value="13.6256041866108" calcext:value-type="float">
            <text:p>13.6256041866108</text:p>
          </table:table-cell>
          <table:table-cell table:style-name="ce2" table:formula="of:=[.CN4]/1.05" office:value-type="float" office:value="12.9767658920103" calcext:value-type="float">
            <text:p>12.9767658920103</text:p>
          </table:table-cell>
          <table:table-cell table:style-name="ce2" table:formula="of:=[.CO4]/1.05" office:value-type="float" office:value="12.3588246590574" calcext:value-type="float">
            <text:p>12.3588246590574</text:p>
          </table:table-cell>
          <table:table-cell table:style-name="ce2" table:formula="of:=[.CP4]/1.05" office:value-type="float" office:value="11.7703091991023" calcext:value-type="float">
            <text:p>11.7703091991023</text:p>
          </table:table-cell>
          <table:table-cell table:style-name="ce2" table:formula="of:=[.CQ4]/1.05" office:value-type="float" office:value="11.2098182848593" calcext:value-type="float">
            <text:p>11.2098182848593</text:p>
          </table:table-cell>
          <table:table-cell table:style-name="ce2" table:formula="of:=[.CR4]/1.05" office:value-type="float" office:value="10.6760174141517" calcext:value-type="float">
            <text:p>10.6760174141517</text:p>
          </table:table-cell>
          <table:table-cell table:style-name="ce2" table:formula="of:=[.CS4]/1.05" office:value-type="float" office:value="10.1676356325255" calcext:value-type="float">
            <text:p>10.1676356325255</text:p>
          </table:table-cell>
          <table:table-cell table:style-name="ce2" table:formula="of:=[.CT4]/1.05" office:value-type="float" office:value="9.68346250716711" calcext:value-type="float">
            <text:p>9.68346250716711</text:p>
          </table:table-cell>
          <table:table-cell table:style-name="ce2" table:formula="of:=[.CU4]/1.05" office:value-type="float" office:value="9.22234524492106" calcext:value-type="float">
            <text:p>9.22234524492106</text:p>
          </table:table-cell>
          <table:table-cell table:style-name="ce2" table:formula="of:=[.CV4]/1.05" office:value-type="float" office:value="8.78318594754387" calcext:value-type="float">
            <text:p>8.78318594754387</text:p>
          </table:table-cell>
          <table:table-cell table:style-name="ce2" table:formula="of:=[.CW4]/1.05" office:value-type="float" office:value="8.36493899766083" calcext:value-type="float">
            <text:p>8.36493899766083</text:p>
          </table:table-cell>
          <table:table-cell table:style-name="ce2" table:formula="of:=[.CX4]/1.05" office:value-type="float" office:value="7.96660856920079" calcext:value-type="float">
            <text:p>7.96660856920079</text:p>
          </table:table-cell>
          <table:table-cell table:style-name="ce2" table:formula="of:=[.CY4]/1.05" office:value-type="float" office:value="7.5872462563817" calcext:value-type="float">
            <text:p>7.5872462563817</text:p>
          </table:table-cell>
          <table:table-cell table:style-name="ce2" table:formula="of:=[.CZ4]/1.05" office:value-type="float" office:value="7.22594881560162" calcext:value-type="float">
            <text:p>7.22594881560162</text:p>
          </table:table-cell>
          <table:table-cell table:style-name="ce2" table:formula="of:=[.DA4]/1.05" office:value-type="float" office:value="6.88185601485868" calcext:value-type="float">
            <text:p>6.88185601485868</text:p>
          </table:table-cell>
          <table:table-cell table:style-name="ce2" table:formula="of:=[.DB4]/1.05" office:value-type="float" office:value="6.5541485855797" calcext:value-type="float">
            <text:p>6.5541485855797</text:p>
          </table:table-cell>
          <table:table-cell table:style-name="ce2" table:formula="of:=[.DC4]/1.05" office:value-type="float" office:value="6.24204627198067" calcext:value-type="float">
            <text:p>6.24204627198067</text:p>
          </table:table-cell>
          <table:table-cell table:style-name="ce2" table:formula="of:=[.DD4]/1.05" office:value-type="float" office:value="5.94480597331492" calcext:value-type="float">
            <text:p>5.94480597331492</text:p>
          </table:table-cell>
          <table:table-cell table:style-name="ce2" table:formula="of:=[.DE4]/1.05" office:value-type="float" office:value="5.66171997458564" calcext:value-type="float">
            <text:p>5.66171997458564</text:p>
          </table:table-cell>
          <table:table-cell table:style-name="ce2" table:formula="of:=[.DF4]/1.05" office:value-type="float" office:value="5.39211426151013" calcext:value-type="float">
            <text:p>5.39211426151013</text:p>
          </table:table-cell>
          <table:table-cell table:style-name="ce2" table:formula="of:=[.DG4]/1.05" office:value-type="float" office:value="5.13534691572393" calcext:value-type="float">
            <text:p>5.13534691572393</text:p>
          </table:table-cell>
          <table:table-cell table:style-name="ce2" table:formula="of:=[.DH4]/1.05" office:value-type="float" office:value="4.89080658640375" calcext:value-type="float">
            <text:p>4.89080658640375</text:p>
          </table:table-cell>
          <table:table-cell table:style-name="ce2" table:formula="of:=[.DI4]/1.05" office:value-type="float" office:value="4.65791103467023" calcext:value-type="float">
            <text:p>4.65791103467023</text:p>
          </table:table-cell>
          <table:table-cell table:style-name="ce2" table:formula="of:=[.DJ4]/1.05" office:value-type="float" office:value="4.43610574730498" calcext:value-type="float">
            <text:p>4.43610574730498</text:p>
          </table:table-cell>
          <table:table-cell table:style-name="ce2" table:formula="of:=[.DK4]/1.05" office:value-type="float" office:value="4.22486261648094" calcext:value-type="float">
            <text:p>4.22486261648094</text:p>
          </table:table-cell>
          <table:table-cell table:style-name="ce2" table:formula="of:=[.DL4]/1.05" office:value-type="float" office:value="4.0236786823628" calcext:value-type="float">
            <text:p>4.0236786823628</text:p>
          </table:table-cell>
          <table:table-cell table:style-name="ce2" table:formula="of:=[.DM4]/1.05" office:value-type="float" office:value="3.83207493558362" calcext:value-type="float">
            <text:p>3.83207493558362</text:p>
          </table:table-cell>
          <table:table-cell table:style-name="ce2" table:formula="of:=[.DN4]/1.05" office:value-type="float" office:value="3.6495951767463" calcext:value-type="float">
            <text:p>3.6495951767463</text:p>
          </table:table-cell>
          <table:table-cell table:style-name="ce2" table:formula="of:=[.DO4]/1.05" office:value-type="float" office:value="3.47580493023457" calcext:value-type="float">
            <text:p>3.47580493023457</text:p>
          </table:table-cell>
          <table:table-cell table:style-name="ce2" table:formula="of:=[.DP4]/1.05" office:value-type="float" office:value="3.31029040974721" calcext:value-type="float">
            <text:p>3.31029040974721</text:p>
          </table:table-cell>
          <table:table-cell table:style-name="ce2" table:formula="of:=[.DQ4]/1.05" office:value-type="float" office:value="3.15265753309258" calcext:value-type="float">
            <text:p>3.15265753309258</text:p>
          </table:table-cell>
          <table:table-cell table:style-name="ce2" table:formula="of:=[.DR4]/1.05" office:value-type="float" office:value="3.0025309838977" calcext:value-type="float">
            <text:p>3.0025309838977</text:p>
          </table:table-cell>
          <table:table-cell table:style-name="ce2" table:formula="of:=[.DS4]/1.05" office:value-type="float" office:value="2.85955331799781" calcext:value-type="float">
            <text:p>2.85955331799781</text:p>
          </table:table-cell>
          <table:table-cell table:style-name="ce2" table:formula="of:=[.DT4]/1.05" office:value-type="float" office:value="2.72338411237886" calcext:value-type="float">
            <text:p>2.72338411237886</text:p>
          </table:table-cell>
          <table:table-cell table:style-name="ce2" table:formula="of:=[.DU4]/1.05" office:value-type="float" office:value="2.59369915464654" calcext:value-type="float">
            <text:p>2.59369915464654</text:p>
          </table:table-cell>
          <table:table-cell table:style-name="ce2" table:formula="of:=[.DV4]/1.05" office:value-type="float" office:value="2.47018967109194" calcext:value-type="float">
            <text:p>2.47018967109194</text:p>
          </table:table-cell>
          <table:table-cell table:style-name="ce2" table:formula="of:=[.DW4]/1.05" office:value-type="float" office:value="2.35256159151613" calcext:value-type="float">
            <text:p>2.35256159151613</text:p>
          </table:table-cell>
          <table:table-cell table:style-name="ce2" table:formula="of:=[.DX4]/1.05" office:value-type="float" office:value="2.24053484906298" calcext:value-type="float">
            <text:p>2.24053484906298</text:p>
          </table:table-cell>
          <table:table-cell table:style-name="ce2" table:formula="of:=[.DY4]/1.05" office:value-type="float" office:value="2.13384271339332" calcext:value-type="float">
            <text:p>2.13384271339332</text:p>
          </table:table-cell>
          <table:table-cell table:style-name="ce2" table:formula="of:=[.DZ4]/1.05" office:value-type="float" office:value="2.03223115561268" calcext:value-type="float">
            <text:p>2.03223115561268</text:p>
          </table:table-cell>
          <table:table-cell table:style-name="ce2" table:formula="of:=[.EA4]/1.05" office:value-type="float" office:value="1.93545824344065" calcext:value-type="float">
            <text:p>1.93545824344065</text:p>
          </table:table-cell>
          <table:table-cell table:style-name="ce2" table:formula="of:=[.EB4]/1.05" office:value-type="float" office:value="1.84329356518157" calcext:value-type="float">
            <text:p>1.84329356518157</text:p>
          </table:table-cell>
          <table:table-cell table:style-name="ce2" table:formula="of:=[.EC4]/1.05" office:value-type="float" office:value="1.75551768112531" calcext:value-type="float">
            <text:p>1.75551768112531</text:p>
          </table:table-cell>
          <table:table-cell table:style-name="ce2" table:formula="of:=[.ED4]/1.05" office:value-type="float" office:value="1.67192160107172" calcext:value-type="float">
            <text:p>1.67192160107172</text:p>
          </table:table-cell>
          <table:table-cell table:style-name="ce2" table:formula="of:=[.EE4]/1.05" office:value-type="float" office:value="1.59230628673497" calcext:value-type="float">
            <text:p>1.59230628673497</text:p>
          </table:table-cell>
          <table:table-cell table:style-name="ce2" table:formula="of:=[.EF4]/1.05" office:value-type="float" office:value="1.51648217784283" calcext:value-type="float">
            <text:p>1.51648217784283</text:p>
          </table:table-cell>
          <table:table-cell table:style-name="ce2" table:formula="of:=[.EG4]/1.05" office:value-type="float" office:value="1.4442687408027" calcext:value-type="float">
            <text:p>1.4442687408027</text:p>
          </table:table-cell>
          <table:table-cell table:style-name="ce2" table:formula="of:=[.EH4]/1.05" office:value-type="float" office:value="1.37549403885971" calcext:value-type="float">
            <text:p>1.37549403885971</text:p>
          </table:table-cell>
          <table:table-cell table:style-name="ce2" table:formula="of:=[.EI4]/1.05" office:value-type="float" office:value="1.30999432272353" calcext:value-type="float">
            <text:p>1.30999432272353</text:p>
          </table:table-cell>
          <table:table-cell table:style-name="ce2" table:formula="of:=[.EJ4]/1.05" office:value-type="float" office:value="1.24761364068908" calcext:value-type="float">
            <text:p>1.24761364068908</text:p>
          </table:table-cell>
          <table:table-cell table:style-name="ce2" table:formula="of:=[.EK4]/1.05" office:value-type="float" office:value="1.18820346732293" calcext:value-type="float">
            <text:p>1.18820346732293</text:p>
          </table:table-cell>
          <table:table-cell table:style-name="ce2" table:formula="of:=[.EL4]/1.05" office:value-type="float" office:value="1.13162234983136" calcext:value-type="float">
            <text:p>1.13162234983136</text:p>
          </table:table-cell>
          <table:table-cell table:style-name="ce2" table:formula="of:=[.EM4]/1.05" office:value-type="float" office:value="1.07773557126797" calcext:value-type="float">
            <text:p>1.07773557126797</text:p>
          </table:table-cell>
          <table:table-cell table:style-name="ce2" table:formula="of:=[.EN4]/1.05" office:value-type="float" office:value="1.02641482977902" calcext:value-type="float">
            <text:p>1.02641482977902</text:p>
          </table:table-cell>
          <table:table-cell table:style-name="ce2" table:formula="of:=[.EO4]/1.05" office:value-type="float" office:value="0.977537933122872" calcext:value-type="float">
            <text:p>0.977537933122872</text:p>
          </table:table-cell>
          <table:table-cell table:style-name="ce2" table:formula="of:=[.EP4]/1.05" office:value-type="float" office:value="0.930988507736068" calcext:value-type="float">
            <text:p>0.930988507736068</text:p>
          </table:table-cell>
          <table:table-cell table:style-name="ce2" table:formula="of:=[.EQ4]/1.05" office:value-type="float" office:value="0.886655721653398" calcext:value-type="float">
            <text:p>0.886655721653398</text:p>
          </table:table-cell>
          <table:table-cell table:style-name="ce2" table:formula="of:=[.ER4]/1.05" office:value-type="float" office:value="0.844434020622284" calcext:value-type="float">
            <text:p>0.844434020622284</text:p>
          </table:table-cell>
          <table:table-cell table:style-name="ce2" table:formula="of:=[.ES4]/1.05" office:value-type="float" office:value="0.804222876783128" calcext:value-type="float">
            <text:p>0.804222876783128</text:p>
          </table:table-cell>
          <table:table-cell table:style-name="ce2" table:formula="of:=[.ET4]/1.05" office:value-type="float" office:value="0.765926549317264" calcext:value-type="float">
            <text:p>0.765926549317264</text:p>
          </table:table-cell>
          <table:table-cell table:style-name="ce2" table:formula="of:=[.EU4]/1.05" office:value-type="float" office:value="0.729453856492633" calcext:value-type="float">
            <text:p>0.729453856492633</text:p>
          </table:table-cell>
          <table:table-cell table:style-name="ce2" table:formula="of:=[.EV4]/1.05" office:value-type="float" office:value="0.694717958564412" calcext:value-type="float">
            <text:p>0.694717958564412</text:p>
          </table:table-cell>
          <table:table-cell table:style-name="ce2" table:formula="of:=[.EW4]/1.05" office:value-type="float" office:value="0.661636151013726" calcext:value-type="float">
            <text:p>0.661636151013726</text:p>
          </table:table-cell>
          <table:table-cell table:style-name="ce2" table:formula="of:=[.EX4]/1.05" office:value-type="float" office:value="0.63012966763212" calcext:value-type="float">
            <text:p>0.63012966763212</text:p>
          </table:table-cell>
          <table:table-cell table:style-name="ce2" table:formula="of:=[.EY4]/1.05" office:value-type="float" office:value="0.600123492982971" calcext:value-type="float">
            <text:p>0.600123492982971</text:p>
          </table:table-cell>
          <table:table-cell table:style-name="ce2" table:formula="of:=[.EZ4]/1.05" office:value-type="float" office:value="0.571546183793306" calcext:value-type="float">
            <text:p>0.571546183793306</text:p>
          </table:table-cell>
          <table:table-cell table:style-name="ce2" table:formula="of:=[.FA4]/1.05" office:value-type="float" office:value="0.544329698850768" calcext:value-type="float">
            <text:p>0.544329698850768</text:p>
          </table:table-cell>
          <table:table-cell table:style-name="ce2" table:formula="of:=[.FB4]/1.05" office:value-type="float" office:value="0.518409237000731" calcext:value-type="float">
            <text:p>0.518409237000731</text:p>
          </table:table-cell>
          <table:table-cell table:style-name="ce2" table:formula="of:=[.FC4]/1.05" office:value-type="float" office:value="0.493723082857839" calcext:value-type="float">
            <text:p>0.493723082857839</text:p>
          </table:table-cell>
          <table:table-cell table:style-name="ce2" table:formula="of:=[.FD4]/1.05" office:value-type="float" office:value="0.470212459864609" calcext:value-type="float">
            <text:p>0.470212459864609</text:p>
          </table:table-cell>
          <table:table-cell table:style-name="ce2" table:formula="of:=[.FE4]/1.05" office:value-type="float" office:value="0.447821390347246" calcext:value-type="float">
            <text:p>0.447821390347246</text:p>
          </table:table-cell>
          <table:table-cell table:style-name="ce2" table:formula="of:=[.FF4]/1.05" office:value-type="float" office:value="0.426496562235473" calcext:value-type="float">
            <text:p>0.426496562235473</text:p>
          </table:table-cell>
          <table:table-cell table:style-name="ce2" table:formula="of:=[.FG4]/1.05" office:value-type="float" office:value="0.406187202129022" calcext:value-type="float">
            <text:p>0.406187202129022</text:p>
          </table:table-cell>
          <table:table-cell table:style-name="ce2" table:formula="of:=[.FH4]/1.05" office:value-type="float" office:value="0.386844954408592" calcext:value-type="float">
            <text:p>0.386844954408592</text:p>
          </table:table-cell>
          <table:table-cell table:style-name="ce2" table:formula="of:=[.FI4]/1.05" office:value-type="float" office:value="0.368423766103421" calcext:value-type="float">
            <text:p>0.368423766103421</text:p>
          </table:table-cell>
          <table:table-cell table:style-name="ce2" table:formula="of:=[.FJ4]/1.05" office:value-type="float" office:value="0.350879777241353" calcext:value-type="float">
            <text:p>0.350879777241353</text:p>
          </table:table-cell>
          <table:table-cell table:style-name="ce2" table:formula="of:=[.FK4]/1.05" office:value-type="float" office:value="0.334171216420336" calcext:value-type="float">
            <text:p>0.334171216420336</text:p>
          </table:table-cell>
          <table:table-cell table:style-name="ce2" table:formula="of:=[.FL4]/1.05" office:value-type="float" office:value="0.318258301352701" calcext:value-type="float">
            <text:p>0.318258301352701</text:p>
          </table:table-cell>
          <table:table-cell table:style-name="ce2" table:formula="of:=[.FM4]/1.05" office:value-type="float" office:value="0.30310314414543" calcext:value-type="float">
            <text:p>0.30310314414543</text:p>
          </table:table-cell>
          <table:table-cell table:style-name="ce2" table:formula="of:=[.FN4]/1.05" office:value-type="float" office:value="0.288669661090886" calcext:value-type="float">
            <text:p>0.288669661090886</text:p>
          </table:table-cell>
          <table:table-cell table:style-name="ce2" table:formula="of:=[.FO4]/1.05" office:value-type="float" office:value="0.274923486753224" calcext:value-type="float">
            <text:p>0.274923486753224</text:p>
          </table:table-cell>
          <table:table-cell table:style-name="ce2" table:formula="of:=[.FP4]/1.05" office:value-type="float" office:value="0.261831892145928" calcext:value-type="float">
            <text:p>0.261831892145928</text:p>
          </table:table-cell>
          <table:table-cell table:style-name="ce2" table:formula="of:=[.FQ4]/1.05" office:value-type="float" office:value="0.249363706805646" calcext:value-type="float">
            <text:p>0.249363706805646</text:p>
          </table:table-cell>
          <table:table-cell table:style-name="ce2" table:formula="of:=[.FR4]/1.05" office:value-type="float" office:value="0.237489244576805" calcext:value-type="float">
            <text:p>0.237489244576805</text:p>
          </table:table-cell>
          <table:table-cell table:style-name="ce2" table:formula="of:=[.FS4]/1.05" office:value-type="float" office:value="0.226180232930291" calcext:value-type="float">
            <text:p>0.226180232930291</text:p>
          </table:table-cell>
          <table:table-cell table:style-name="ce2" table:formula="of:=[.FT4]/1.05" office:value-type="float" office:value="0.215409745647896" calcext:value-type="float">
            <text:p>0.215409745647896</text:p>
          </table:table-cell>
          <table:table-cell table:style-name="ce2" table:formula="of:=[.FU4]/1.05" office:value-type="float" office:value="0.205152138712282" calcext:value-type="float">
            <text:p>0.205152138712282</text:p>
          </table:table-cell>
          <table:table-cell table:style-name="ce2" table:formula="of:=[.FV4]/1.05" office:value-type="float" office:value="0.195382989249792" calcext:value-type="float">
            <text:p>0.195382989249792</text:p>
          </table:table-cell>
          <table:table-cell table:style-name="ce2" table:formula="of:=[.FW4]/1.05" office:value-type="float" office:value="0.186079037380755" calcext:value-type="float">
            <text:p>0.186079037380755</text:p>
          </table:table-cell>
          <table:table-cell table:style-name="ce2" table:formula="of:=[.FX4]/1.05" office:value-type="float" office:value="0.177218130838814" calcext:value-type="float">
            <text:p>0.177218130838814</text:p>
          </table:table-cell>
          <table:table-cell table:style-name="ce2" table:formula="of:=[.FY4]/1.05" office:value-type="float" office:value="0.168779172227442" calcext:value-type="float">
            <text:p>0.168779172227442</text:p>
          </table:table-cell>
          <table:table-cell table:style-name="ce2" table:formula="of:=[.FZ4]/1.05" office:value-type="float" office:value="0.16074206878804" calcext:value-type="float">
            <text:p>0.16074206878804</text:p>
          </table:table-cell>
          <table:table-cell table:style-name="ce2" table:formula="of:=[.GA4]/1.05" office:value-type="float" office:value="0.153087684560038" calcext:value-type="float">
            <text:p>0.153087684560038</text:p>
          </table:table-cell>
          <table:table-cell table:style-name="ce2" table:formula="of:=[.GB4]/1.05" office:value-type="float" office:value="0.145797794819084" calcext:value-type="float">
            <text:p>0.145797794819084</text:p>
          </table:table-cell>
          <table:table-cell table:style-name="ce2" table:formula="of:=[.GC4]/1.05" office:value-type="float" office:value="0.138855042684842" calcext:value-type="float">
            <text:p>0.138855042684842</text:p>
          </table:table-cell>
          <table:table-cell table:style-name="ce2" table:formula="of:=[.GD4]/1.05" office:value-type="float" office:value="0.132242897795087" calcext:value-type="float">
            <text:p>0.132242897795087</text:p>
          </table:table-cell>
          <table:table-cell table:style-name="ce2" table:formula="of:=[.GE4]/1.05" office:value-type="float" office:value="0.125945616947702" calcext:value-type="float">
            <text:p>0.125945616947702</text:p>
          </table:table-cell>
          <table:table-cell table:style-name="ce2" table:formula="of:=[.GF4]/1.05" office:value-type="float" office:value="0.119948206616859" calcext:value-type="float">
            <text:p>0.119948206616859</text:p>
          </table:table-cell>
          <table:table-cell table:style-name="ce2" table:formula="of:=[.GG4]/1.05" office:value-type="float" office:value="0.114236387254152" calcext:value-type="float">
            <text:p>0.114236387254152</text:p>
          </table:table-cell>
          <table:table-cell table:style-name="ce2" table:formula="of:=[.GH4]/1.05" office:value-type="float" office:value="0.108796559289668" calcext:value-type="float">
            <text:p>0.108796559289668</text:p>
          </table:table-cell>
          <table:table-cell table:style-name="ce2" table:formula="of:=[.GI4]/1.05" office:value-type="float" office:value="0.103615770752065" calcext:value-type="float">
            <text:p>0.103615770752065</text:p>
          </table:table-cell>
          <table:table-cell table:style-name="ce2" table:formula="of:=[.GJ4]/1.05" office:value-type="float" office:value="0.098681686430538" calcext:value-type="float">
            <text:p>0.098681686430538</text:p>
          </table:table-cell>
          <table:table-cell table:style-name="ce2" table:formula="of:=[.GK4]/1.05" office:value-type="float" office:value="0.0939825585052743" calcext:value-type="float">
            <text:p>0.0939825585052743</text:p>
          </table:table-cell>
          <table:table-cell table:style-name="ce2" table:formula="of:=[.GL4]/1.05" office:value-type="float" office:value="0.0895071985764517" calcext:value-type="float">
            <text:p>0.0895071985764517</text:p>
          </table:table-cell>
          <table:table-cell table:style-name="ce2" table:formula="of:=[.GM4]/1.05" office:value-type="float" office:value="0.0852449510251921" calcext:value-type="float">
            <text:p>0.0852449510251921</text:p>
          </table:table-cell>
          <table:table-cell table:style-name="ce2" table:formula="of:=[.GN4]/1.05" office:value-type="float" office:value="0.0811856676430401" calcext:value-type="float">
            <text:p>0.0811856676430401</text:p>
          </table:table-cell>
          <table:table-cell table:style-name="ce2" table:formula="of:=[.GO4]/1.05" office:value-type="float" office:value="0.077319683469562" calcext:value-type="float">
            <text:p>0.077319683469562</text:p>
          </table:table-cell>
          <table:table-cell table:style-name="ce2" table:formula="of:=[.GP4]/1.05" office:value-type="float" office:value="0.0736377937805352" calcext:value-type="float">
            <text:p>0.0736377937805352</text:p>
          </table:table-cell>
          <table:table-cell table:style-name="ce2" table:formula="of:=[.GQ4]/1.05" office:value-type="float" office:value="0.0701312321719383" calcext:value-type="float">
            <text:p>0.0701312321719383</text:p>
          </table:table-cell>
          <table:table-cell table:style-name="ce2" table:formula="of:=[.GR4]/1.05" office:value-type="float" office:value="0.0667916496875603" calcext:value-type="float">
            <text:p>0.0667916496875603</text:p>
          </table:table-cell>
          <table:table-cell table:style-name="ce2" table:number-columns-repeated="300"/>
          <table:table-cell table:number-columns-repeated="15883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2654in" fo:margin-left="0.7874in" fo:margin-right="0.7874in" fo:margin-bottom="0in"/>
      </style:header-style>
      <style:footer-style>
        <style:header-footer-properties fo:min-height="0.2654in" fo:margin-left="0.7874in" fo:margin-right="0.7874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0:47.214311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AARCH64 LibreOffice_project/48a6bac9e7e268aeb4c3483fcf825c94556d9f92</meta:generator>
    <dc:title/>
    <dc:description/>
    <dc:subject/>
    <meta:initial-creator>Hugo Dourado</meta:initial-creator>
    <meta:creation-date>2015-06-05T18:19:34Z</meta:creation-date>
    <dc:date>2025-07-09T15:30:57.763282265</dc:date>
    <meta:editing-cycles>971</meta:editing-cycles>
    <meta:editing-duration>PT13H8M39S</meta:editing-duration>
    <meta:document-statistic meta:table-count="6" meta:cell-count="931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